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48759.776" calcext:value-type="float">
            <text:p><text:s/>48,760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8759.776" calcext:value-type="float">
            <text:p><text:s/>48,760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7173783.47" calcext:value-type="float">
            <text:p><text:s/>27,173,783 <text:s/></text:p>
          </table:table-cell>
          <table:table-cell table:style-name="ce42" office:value-type="float" office:value="3615934.652" calcext:value-type="float">
            <text:p><text:s/>3,615,935 <text:s/></text:p>
          </table:table-cell>
          <table:table-cell table:style-name="ce42" office:value-type="float" office:value="20692292.838" calcext:value-type="float">
            <text:p><text:s/>20,692,293 <text:s/></text:p>
          </table:table-cell>
          <table:table-cell table:style-name="ce42" office:value-type="float" office:value="56747.46" calcext:value-type="float">
            <text:p><text:s/>56,747 <text:s/></text:p>
          </table:table-cell>
          <table:table-cell table:style-name="ce42" office:value-type="float" office:value="2593508.12" calcext:value-type="float">
            <text:p><text:s/>2,593,5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5300.4" calcext:value-type="float">
            <text:p><text:s/>215,30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7473.9" calcext:value-type="float">
            <text:p><text:s/>7,4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7473.9" calcext:value-type="float">
            <text:p><text:s/>7,4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299355.456751784" calcext:value-type="float">
            <text:p><text:s/>-299,355 <text:s/></text:p>
          </table:table-cell>
          <table:table-cell table:style-name="ce42" office:value-type="float" office:value="-54416.527" calcext:value-type="float">
            <text:p><text:s/>-54,417 <text:s/></text:p>
          </table:table-cell>
          <table:table-cell table:style-name="ce42" office:value-type="float" office:value="-180776.043606461" calcext:value-type="float">
            <text:p><text:s/>-180,7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34125.8861453228" calcext:value-type="float">
            <text:p><text:s/>-34,1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30037" calcext:value-type="float">
            <text:p><text:s/>-30,03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7514424.8027518" calcext:value-type="float">
            <text:p><text:s/>27,514,425 <text:s/></text:p>
          </table:table-cell>
          <table:table-cell table:style-name="ce43" office:value-type="float" office:value="3670351.179" calcext:value-type="float">
            <text:p><text:s/>3,670,351 <text:s/></text:p>
          </table:table-cell>
          <table:table-cell table:style-name="ce43" office:value-type="float" office:value="20921828.6576065" calcext:value-type="float">
            <text:p><text:s/>20,921,829 <text:s/></text:p>
          </table:table-cell>
          <table:table-cell table:style-name="ce43" office:value-type="float" office:value="56747.46" calcext:value-type="float">
            <text:p><text:s/>56,747 <text:s/></text:p>
          </table:table-cell>
          <table:table-cell table:style-name="ce43" office:value-type="float" office:value="2627634.00614532" calcext:value-type="float">
            <text:p><text:s/>2,627,63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37863.5" calcext:value-type="float">
            <text:p><text:s/>237,86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777856.24232" calcext:value-type="float">
            <text:p><text:s/>777,856 <text:s/></text:p>
          </table:table-cell>
          <table:table-cell table:style-name="ce43" office:value-type="float" office:value="174071.619" calcext:value-type="float">
            <text:p><text:s/>174,072 <text:s/></text:p>
          </table:table-cell>
          <table:table-cell table:style-name="ce43" office:value-type="float" office:value="647955.472" calcext:value-type="float">
            <text:p><text:s/>647,95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-44170.84868" calcext:value-type="float">
            <text:p><text:s/>-44,17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5877768.8100358" calcext:value-type="float">
            <text:p><text:s/>25,877,769 <text:s/></text:p>
          </table:table-cell>
          <table:table-cell table:style-name="ce42" office:value-type="float" office:value="3496279.56" calcext:value-type="float">
            <text:p><text:s/>3,496,280 <text:s/></text:p>
          </table:table-cell>
          <table:table-cell table:style-name="ce42" office:value-type="float" office:value="16516869.6447705" calcext:value-type="float">
            <text:p><text:s/>16,516,8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27634.00614532" calcext:value-type="float">
            <text:p><text:s/>2,627,63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21690.64412" calcext:value-type="float">
            <text:p><text:s/>2,721,6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070916.146" calcext:value-type="float">
            <text:p><text:s/>4,070,916 <text:s/></text:p>
          </table:table-cell>
          <table:table-cell table:style-name="ce42" office:value-type="float" office:value="3496279.56" calcext:value-type="float">
            <text:p><text:s/>3,496,280 <text:s/></text:p>
          </table:table-cell>
          <table:table-cell table:style-name="ce42" office:value-type="float" office:value="574636.586" calcext:value-type="float">
            <text:p><text:s/>574,6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3268986.63767" calcext:value-type="float">
            <text:p><text:s/>3,268,9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7295.99355" calcext:value-type="float">
            <text:p><text:s/>547,2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21690.64412" calcext:value-type="float">
            <text:p><text:s/>2,721,6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3925274.8887518" calcext:value-type="float">
            <text:p><text:s/>13,925,2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45494.3226065" calcext:value-type="float">
            <text:p><text:s/>11,445,4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79780.56614532" calcext:value-type="float">
            <text:p><text:s/>2,479,7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09102.56" calcext:value-type="float">
            <text:p><text:s/>109,1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9102.56" calcext:value-type="float">
            <text:p><text:s/>109,1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4503488.57761399" calcext:value-type="float">
            <text:p><text:s/>4,503,48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840340.18261399" calcext:value-type="float">
            <text:p><text:s/>3,840,34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47853.44" calcext:value-type="float">
            <text:p><text:s/>147,85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177180.316" calcext:value-type="float">
            <text:p><text:s/>5,177,1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044443.5" calcext:value-type="float">
            <text:p><text:s/>3,044,4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177180.316" calcext:value-type="float">
            <text:p><text:s/>5,177,1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044443.5" calcext:value-type="float">
            <text:p><text:s/>3,044,4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822413.4744" calcext:value-type="float">
            <text:p><text:s/>822,41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86810.3757" calcext:value-type="float">
            <text:p><text:s/>386,81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35603.0987" calcext:value-type="float">
            <text:p><text:s/>435,60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7762.25478" calcext:value-type="float">
            <text:p><text:s/>7,76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2171.54868" calcext:value-type="float">
            <text:p><text:s/>2,17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205804.33721601" calcext:value-type="float">
            <text:p><text:s/>5,205,80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757003.54083601" calcext:value-type="float">
            <text:p><text:s/>3,757,004 <text:s/></text:p>
          </table:table-cell>
          <table:table-cell table:style-name="ce44" office:value-type="float" office:value="56747.46" calcext:value-type="float">
            <text:p><text:s/>56,747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02615.65588" calcext:value-type="float">
            <text:p><text:s/>602,61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973021.99721601" calcext:value-type="float">
            <text:p><text:s/>4,973,02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757003.54083601" calcext:value-type="float">
            <text:p><text:s/>3,757,004 <text:s/></text:p>
          </table:table-cell>
          <table:table-cell table:style-name="ce44" office:value-type="float" office:value="22593.62" calcext:value-type="float">
            <text:p><text:s/>22,59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03987.15588" calcext:value-type="float">
            <text:p><text:s/>403,98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4972586.13721601" calcext:value-type="float">
            <text:p><text:s/>4,972,5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56567.68083601" calcext:value-type="float">
            <text:p><text:s/>3,756,568 <text:s/></text:p>
          </table:table-cell>
          <table:table-cell table:style-name="ce42" office:value-type="float" office:value="22593.62" calcext:value-type="float">
            <text:p><text:s/>22,5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3987.15588" calcext:value-type="float">
            <text:p><text:s/>403,98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6054.8678438429" calcext:value-type="float">
            <text:p><text:s/>56,0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054.8678438429" calcext:value-type="float">
            <text:p><text:s/>56,0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02973.904407759" calcext:value-type="float">
            <text:p><text:s/>302,9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2973.904407759" calcext:value-type="float">
            <text:p><text:s/>302,9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015718.28701147" calcext:value-type="float">
            <text:p><text:s/>2,015,7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15718.28701147" calcext:value-type="float">
            <text:p><text:s/>2,015,7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293077.12416492" calcext:value-type="float">
            <text:p><text:s/>1,293,0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93077.12416492" calcext:value-type="float">
            <text:p><text:s/>1,293,0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1149.28" calcext:value-type="float">
            <text:p>( 21,149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1149.28" calcext:value-type="float">
            <text:p>( 21,14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271927.84416492" calcext:value-type="float">
            <text:p>( 1,271,928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71927.84416492" calcext:value-type="float">
            <text:p>( 1,271,92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93015.168108036" calcext:value-type="float">
            <text:p><text:s/>393,0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3015.168108036" calcext:value-type="float">
            <text:p><text:s/>393,0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329625.994738514" calcext:value-type="float">
            <text:p><text:s/>329,6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9625.994738514" calcext:value-type="float">
            <text:p><text:s/>329,6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356776.871" calcext:value-type="float">
            <text:p><text:s/>1,356,7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56776.871" calcext:value-type="float">
            <text:p><text:s/>1,356,7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356776.871" calcext:value-type="float">
            <text:p><text:s/>1,356,7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56776.871" calcext:value-type="float">
            <text:p><text:s/>1,356,7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216018.45638" calcext:value-type="float">
            <text:p><text:s/>1,216,01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593.62" calcext:value-type="float">
            <text:p><text:s/>22,5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3987.15588" calcext:value-type="float">
            <text:p><text:s/>403,98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216018.45638" calcext:value-type="float">
            <text:p><text:s/>1,216,01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593.62" calcext:value-type="float">
            <text:p><text:s/>22,5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3987.15588" calcext:value-type="float">
            <text:p><text:s/>403,98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5043.7505729344" calcext:value-type="float">
            <text:p><text:s/>25,0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43.7505729344" calcext:value-type="float">
            <text:p><text:s/>25,0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35.86" calcext:value-type="float">
            <text:p><text:s/>4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5.86" calcext:value-type="float">
            <text:p><text:s/>4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435.86" calcext:value-type="float">
            <text:p><text:s/>43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35.86" calcext:value-type="float">
            <text:p><text:s/>436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32782.34" calcext:value-type="float">
            <text:p><text:s/>232,78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153.84" calcext:value-type="float">
            <text:p><text:s/>34,1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8628.5" calcext:value-type="float">
            <text:p><text:s/>198,6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32782.34" calcext:value-type="float">
            <text:p><text:s/>232,78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153.84" calcext:value-type="float">
            <text:p><text:s/>34,1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8628.5" calcext:value-type="float">
            <text:p><text:s/>198,6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87044050.477912" calcext:value-type="float">
            <text:p><text:s/>87,044,0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133958.4682921" calcext:value-type="float">
            <text:p><text:s/>72,133,9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910092.0096199" calcext:value-type="float">
            <text:p><text:s/>14,910,0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5242769.917" calcext:value-type="float">
            <text:p><text:s/>65,242,7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616255.9073801" calcext:value-type="float">
            <text:p><text:s/>53,616,2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626514.0096199" calcext:value-type="float">
            <text:p><text:s/>11,626,5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380014.796946" calcext:value-type="float">
            <text:p><text:s/>380,0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0014.796946" calcext:value-type="float">
            <text:p><text:s/>380,0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1421265.763966" calcext:value-type="float">
            <text:p><text:s/>21,421,2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37687.763966" calcext:value-type="float">
            <text:p><text:s/>18,137,6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83578" calcext:value-type="float">
            <text:p><text:s/>3,283,5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13511.165113" calcext:value-type="float">
            <text:p><text:s/>13,5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511.165113" calcext:value-type="float">
            <text:p><text:s/>13,5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13511.165113" calcext:value-type="float">
            <text:p><text:s/>13,51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3511.165113" calcext:value-type="float">
            <text:p><text:s/>13,51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33452.1" calcext:value-type="float">
            <text:p><text:s/>33,452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275508.4216148" calcext:value-type="float">
            <text:p><text:s/>47,275,508 <text:s/></text:p>
          </table:table-cell>
          <table:table-cell table:style-name="ce42" office:value-type="float" office:value="38817234" calcext:value-type="float">
            <text:p><text:s/>38,817,2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8953.983302" calcext:value-type="float">
            <text:p><text:s/>1,038,95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72271.03135436" calcext:value-type="float">
            <text:p><text:s/>2,372,2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1288.651549" calcext:value-type="float">
            <text:p><text:s/>231,2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95569.12" calcext:value-type="float">
            <text:p><text:s/>3,595,5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01784.8" calcext:value-type="float">
            <text:p><text:s/>1,701,78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36663.8912125" calcext:value-type="float">
            <text:p><text:s/>1,636,664 <text:s/></text:p>
          </table:table-cell>
          <table:table-cell table:style-name="ce42" office:value-type="float" office:value="757538.1" calcext:value-type="float">
            <text:p><text:s/>757,53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080.0708125" calcext:value-type="float">
            <text:p><text:s/>105,08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8002671.6790479" calcext:value-type="float">
            <text:p><text:s/>38,002,672 <text:s/></text:p>
          </table:table-cell>
          <table:table-cell table:style-name="ce43" office:value-type="float" office:value="38093148" calcext:value-type="float">
            <text:p><text:s/>38,093,14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02585.2609405" calcext:value-type="float">
            <text:p><text:s/>702,5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66806.946122" calcext:value-type="float">
            <text:p><text:s/>3,466,8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83.866122" calcext:value-type="float">
            <text:p><text:s/>3,68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3639.4" calcext:value-type="float">
            <text:p><text:s/>113,639 <text:s/></text:p>
          </table:table-cell>
          <table:table-cell table:style-name="ce42" office:value-type="float" office:value="329730.828" calcext:value-type="float">
            <text:p><text:s/>329,731 <text:s/></text:p>
          </table:table-cell>
          <table:table-cell table:style-name="ce42" office:value-type="float" office:value="71924.727" calcext:value-type="float">
            <text:p><text:s/>71,925 <text:s/></text:p>
          </table:table-cell>
          <table:table-cell table:style-name="ce42" office:value-type="float" office:value="44771754.4464889" calcext:value-type="float">
            <text:p><text:s/>44,771,754 <text:s/></text:p>
          </table:table-cell>
          <table:table-cell table:style-name="ce42" office:value-type="float" office:value="38093148" calcext:value-type="float">
            <text:p><text:s/>38,093,1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093148" calcext:value-type="float">
            <text:p><text:s/>38,093,1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34725" calcext:value-type="float">
            <text:p><text:s/>5,734,7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880.32" calcext:value-type="float">
            <text:p><text:s/>30,8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13639.4" calcext:value-type="float">
            <text:p><text:s/>113,639 <text:s/></text:p>
          </table:table-cell>
          <table:table-cell table:style-name="ce43" office:value-type="float" office:value="329730.828" calcext:value-type="float">
            <text:p><text:s/>329,731 <text:s/></text:p>
          </table:table-cell>
          <table:table-cell table:style-name="ce43" office:value-type="float" office:value="71924.727" calcext:value-type="float">
            <text:p><text:s/>71,925 <text:s/></text:p>
          </table:table-cell>
          <table:table-cell table:style-name="ce43" office:value-type="float" office:value="913001.126488861" calcext:value-type="float">
            <text:p><text:s/>913,00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46648.6" calcext:value-type="float">
            <text:p><text:s/>846,649 <text:s/></text:p>
          </table:table-cell>
          <table:table-cell table:style-name="ce42" office:value-type="float" office:value="1111501.3749" calcext:value-type="float">
            <text:p><text:s/>1,111,501 <text:s/></text:p>
          </table:table-cell>
          <table:table-cell table:style-name="ce42" office:value-type="float" office:value="174586.8411" calcext:value-type="float">
            <text:p><text:s/>174,587 <text:s/></text:p>
          </table:table-cell>
          <table:table-cell table:style-name="ce42" office:value-type="float" office:value="41587218.026585" calcext:value-type="float">
            <text:p><text:s/>41,587,2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0131.5" calcext:value-type="float">
            <text:p><text:s/>1,250,132 <text:s/></text:p>
          </table:table-cell>
          <table:table-cell table:style-name="ce42" office:value-type="float" office:value="1209373.200585" calcext:value-type="float">
            <text:p><text:s/>1,209,37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46648.6" calcext:value-type="float">
            <text:p><text:s/>846,649 <text:s/></text:p>
          </table:table-cell>
          <table:table-cell table:style-name="ce42" office:value-type="float" office:value="1111501.3749" calcext:value-type="float">
            <text:p><text:s/>1,111,501 <text:s/></text:p>
          </table:table-cell>
          <table:table-cell table:style-name="ce42" office:value-type="float" office:value="174586.8411" calcext:value-type="float">
            <text:p><text:s/>174,587 <text:s/></text:p>
          </table:table-cell>
          <table:table-cell table:style-name="ce42" office:value-type="float" office:value="39427819.3816058" calcext:value-type="float">
            <text:p><text:s/>39,427,81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0131.5" calcext:value-type="float">
            <text:p><text:s/>1,250,132 <text:s/></text:p>
          </table:table-cell>
          <table:table-cell table:style-name="ce42" office:value-type="float" office:value="968988.1244058" calcext:value-type="float">
            <text:p><text:s/>968,98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159398.6449792" calcext:value-type="float">
            <text:p><text:s/>2,159,39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40385.0761792" calcext:value-type="float">
            <text:p><text:s/>240,3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30324.22" calcext:value-type="float">
            <text:p><text:s/>230,324 <text:s/></text:p>
          </table:table-cell>
          <table:table-cell table:style-name="ce42" office:value-type="float" office:value="543857.6535" calcext:value-type="float">
            <text:p><text:s/>543,858 <text:s/></text:p>
          </table:table-cell>
          <table:table-cell table:style-name="ce42" office:value-type="float" office:value="48231.6009" calcext:value-type="float">
            <text:p><text:s/>48,232 <text:s/></text:p>
          </table:table-cell>
          <table:table-cell table:style-name="ce42" office:value-type="float" office:value="2149914.09026799" calcext:value-type="float">
            <text:p><text:s/>2,149,91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0131.5" calcext:value-type="float">
            <text:p><text:s/>1,250,132 <text:s/></text:p>
          </table:table-cell>
          <table:table-cell table:style-name="ce42" office:value-type="float" office:value="33311.606688" calcext:value-type="float">
            <text:p><text:s/>33,31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3.92" calcext:value-type="float">
            <text:p><text:s/>7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22128.02" calcext:value-type="float">
            <text:p><text:s/>122,128 <text:s/></text:p>
          </table:table-cell>
          <table:table-cell table:style-name="ce42" office:value-type="float" office:value="216450.7548" calcext:value-type="float">
            <text:p><text:s/>216,451 <text:s/></text:p>
          </table:table-cell>
          <table:table-cell table:style-name="ce42" office:value-type="float" office:value="48231.6009" calcext:value-type="float">
            <text:p><text:s/>48,232 <text:s/></text:p>
          </table:table-cell>
          <table:table-cell table:style-name="ce42" office:value-type="float" office:value="35124.96" calcext:value-type="float">
            <text:p><text:s/>35,1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108196.2" calcext:value-type="float">
            <text:p><text:s/>108,196 <text:s/></text:p>
          </table:table-cell>
          <table:table-cell table:style-name="ce42" office:value-type="float" office:value="327406.8987" calcext:value-type="float">
            <text:p><text:s/>327,4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80.134259" calcext:value-type="float">
            <text:p><text:s/>4,3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66.294259" calcext:value-type="float">
            <text:p><text:s/>2,06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07731.87266799" calcext:value-type="float">
            <text:p><text:s/>2,107,73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0131.5" calcext:value-type="float">
            <text:p><text:s/>1,250,132 <text:s/></text:p>
          </table:table-cell>
          <table:table-cell table:style-name="ce42" office:value-type="float" office:value="29451.629088" calcext:value-type="float">
            <text:p><text:s/>29,45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.08" calcext:value-type="float">
            <text:p><text:s/>1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807.123341" calcext:value-type="float">
            <text:p><text:s/>1,80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793.683341" calcext:value-type="float">
            <text:p><text:s/>1,79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0.08" calcext:value-type="float">
            <text:p><text:s/>10 <text:s/></text:p>
          </table:table-cell>
          <table:table-cell table:style-name="ce44" office:value-type="float" office:value="4566.5067" calcext:value-type="float">
            <text:p><text:s/>4,567 <text:s/></text:p>
          </table:table-cell>
          <table:table-cell table:style-name="ce44" office:value-type="float" office:value="1014.1194" calcext:value-type="float">
            <text:p><text:s/>1,01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02674.9" calcext:value-type="float">
            <text:p><text:s/>502,675 <text:s/></text:p>
          </table:table-cell>
          <table:table-cell table:style-name="ce44" office:value-type="float" office:value="233346.3867" calcext:value-type="float">
            <text:p><text:s/>233,346 <text:s/></text:p>
          </table:table-cell>
          <table:table-cell table:style-name="ce44" office:value-type="float" office:value="53416.3938" calcext:value-type="float">
            <text:p><text:s/>53,416 <text:s/></text:p>
          </table:table-cell>
          <table:table-cell table:style-name="ce44" office:value-type="float" office:value="29201414.222754" calcext:value-type="float">
            <text:p><text:s/>29,201,414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874962.9887155" calcext:value-type="float">
            <text:p><text:s/>1,874,96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02674.9" calcext:value-type="float">
            <text:p><text:s/>502,675 <text:s/></text:p>
          </table:table-cell>
          <table:table-cell table:style-name="ce44" office:value-type="float" office:value="233346.3867" calcext:value-type="float">
            <text:p><text:s/>233,346 <text:s/></text:p>
          </table:table-cell>
          <table:table-cell table:style-name="ce44" office:value-type="float" office:value="53416.3938" calcext:value-type="float">
            <text:p><text:s/>53,416 <text:s/></text:p>
          </table:table-cell>
          <table:table-cell table:style-name="ce44" office:value-type="float" office:value="20866588.0142467" calcext:value-type="float">
            <text:p><text:s/>20,866,58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874962.9887155" calcext:value-type="float">
            <text:p><text:s/>1,874,9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02674.9" calcext:value-type="float">
            <text:p><text:s/>502,675 <text:s/></text:p>
          </table:table-cell>
          <table:table-cell table:style-name="ce42" office:value-type="float" office:value="233346.3867" calcext:value-type="float">
            <text:p><text:s/>233,346 <text:s/></text:p>
          </table:table-cell>
          <table:table-cell table:style-name="ce42" office:value-type="float" office:value="53416.3938" calcext:value-type="float">
            <text:p><text:s/>53,416 <text:s/></text:p>
          </table:table-cell>
          <table:table-cell table:style-name="ce42" office:value-type="float" office:value="6559505.73998115" calcext:value-type="float">
            <text:p><text:s/>6,559,5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1353.72445" calcext:value-type="float">
            <text:p><text:s/>381,3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929.16" calcext:value-type="float">
            <text:p><text:s/>42,92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5775.334524653" calcext:value-type="float">
            <text:p><text:s/>435,7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714.835592" calcext:value-type="float">
            <text:p><text:s/>19,7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01035.37595024" calcext:value-type="float">
            <text:p><text:s/>1,401,0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96.046721" calcext:value-type="float">
            <text:p><text:s/>3,7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843.149871" calcext:value-type="float">
            <text:p><text:s/>45,8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7.629871" calcext:value-type="float">
            <text:p><text:s/>2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08.488415" calcext:value-type="float">
            <text:p><text:s/>8,8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8.528415" calcext:value-type="float">
            <text:p><text:s/>4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6950.039680763" calcext:value-type="float">
            <text:p><text:s/>436,9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30.604198" calcext:value-type="float">
            <text:p><text:s/>1,4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50.218681" calcext:value-type="float">
            <text:p><text:s/>5,3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58.298681" calcext:value-type="float">
            <text:p><text:s/>3,4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17432.90705233" calcext:value-type="float">
            <text:p><text:s/>1,517,4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642.632883" calcext:value-type="float">
            <text:p><text:s/>12,6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87284.76566053" calcext:value-type="float">
            <text:p><text:s/>1,387,2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0.164977" calcext:value-type="float">
            <text:p><text:s/>6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25434.23266482" calcext:value-type="float">
            <text:p>( 1,125,43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34.483818" calcext:value-type="float">
            <text:p>( 63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61850.532995706" calcext:value-type="float">
            <text:p>( 261,85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5.681159" calcext:value-type="float">
            <text:p>( 1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957.2828101568" calcext:value-type="float">
            <text:p><text:s/>55,9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002.6985816412" calcext:value-type="float">
            <text:p><text:s/>74,0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992.467906" calcext:value-type="float">
            <text:p><text:s/>11,99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88.16" calcext:value-type="float">
            <text:p><text:s/>188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3775.995306" calcext:value-type="float">
            <text:p><text:s/>193,7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01.275306" calcext:value-type="float">
            <text:p><text:s/>2,1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666.816684" calcext:value-type="float">
            <text:p><text:s/>48,6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33.016684" calcext:value-type="float">
            <text:p><text:s/>1,43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14047.735714" calcext:value-type="float">
            <text:p><text:s/>314,04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3048.645714" calcext:value-type="float">
            <text:p><text:s/>33,0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4903.110248" calcext:value-type="float">
            <text:p><text:s/>574,9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8546.210248" calcext:value-type="float">
            <text:p><text:s/>58,5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3109.498617" calcext:value-type="float">
            <text:p><text:s/>153,1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.918617" calcext:value-type="float">
            <text:p><text:s/>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1793.611631" calcext:value-type="float">
            <text:p><text:s/>421,7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8523.291631" calcext:value-type="float">
            <text:p><text:s/>58,5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8149.625935" calcext:value-type="float">
            <text:p>( 18,15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8147.925935" calcext:value-type="float">
            <text:p>( 18,148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1036.87792" calcext:value-type="float">
            <text:p>( 21,037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1036.87792" calcext:value-type="float">
            <text:p>( 21,03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02674.9" calcext:value-type="float">
            <text:p><text:s/>502,675 <text:s/></text:p>
          </table:table-cell>
          <table:table-cell table:style-name="ce42" office:value-type="float" office:value="233346.3867" calcext:value-type="float">
            <text:p><text:s/>233,346 <text:s/></text:p>
          </table:table-cell>
          <table:table-cell table:style-name="ce42" office:value-type="float" office:value="53416.3938" calcext:value-type="float">
            <text:p><text:s/>53,416 <text:s/></text:p>
          </table:table-cell>
          <table:table-cell table:style-name="ce42" office:value-type="float" office:value="851766.700478" calcext:value-type="float">
            <text:p><text:s/>851,7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6387.035278" calcext:value-type="float">
            <text:p><text:s/>56,3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02674.9" calcext:value-type="float">
            <text:p><text:s/>502,675 <text:s/></text:p>
          </table:table-cell>
          <table:table-cell table:style-name="ce42" office:value-type="float" office:value="233346.3867" calcext:value-type="float">
            <text:p><text:s/>233,346 <text:s/></text:p>
          </table:table-cell>
          <table:table-cell table:style-name="ce42" office:value-type="float" office:value="53416.3938" calcext:value-type="float">
            <text:p><text:s/>53,416 <text:s/></text:p>
          </table:table-cell>
          <table:table-cell table:style-name="ce42" office:value-type="float" office:value="744271.766522" calcext:value-type="float">
            <text:p><text:s/>744,2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7591.111322" calcext:value-type="float">
            <text:p><text:s/>47,5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494.933956" calcext:value-type="float">
            <text:p><text:s/>107,4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95.923956" calcext:value-type="float">
            <text:p><text:s/>8,7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611.91702" calcext:value-type="float">
            <text:p>( 9,61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375.11702" calcext:value-type="float">
            <text:p>( 1,37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609.601846" calcext:value-type="float">
            <text:p><text:s/>118,6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898.331846" calcext:value-type="float">
            <text:p><text:s/>13,89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0890.360407" calcext:value-type="float">
            <text:p><text:s/>30,89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868.470407" calcext:value-type="float">
            <text:p><text:s/>1,8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725.522092162" calcext:value-type="float">
            <text:p><text:s/>127,7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58.249575" calcext:value-type="float">
            <text:p><text:s/>5,4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489.018402" calcext:value-type="float">
            <text:p><text:s/>57,4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60.588402" calcext:value-type="float">
            <text:p><text:s/>8,4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1589.131992" calcext:value-type="float">
            <text:p><text:s/>181,5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8191.531992" calcext:value-type="float">
            <text:p><text:s/>158,1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1.3200000084" calcext:value-type="float">
            <text:p><text:s/>9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4955.752637" calcext:value-type="float">
            <text:p><text:s/>164,9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1.792637" calcext:value-type="float">
            <text:p><text:s/>19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82684.5655835" calcext:value-type="float">
            <text:p><text:s/>11,182,6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580.4655835" calcext:value-type="float">
            <text:p><text:s/>13,5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1679.1" calcext:value-type="float">
            <text:p><text:s/>301,6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55643.7455835" calcext:value-type="float">
            <text:p><text:s/>10,455,6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580.4655835" calcext:value-type="float">
            <text:p><text:s/>13,5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578.28" calcext:value-type="float">
            <text:p><text:s/>39,5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5783.44" calcext:value-type="float">
            <text:p><text:s/>385,7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9874.084804" calcext:value-type="float">
            <text:p><text:s/>759,8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.774804" calcext:value-type="float">
            <text:p><text:s/>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27.444804" calcext:value-type="float">
            <text:p><text:s/>2,8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.774804" calcext:value-type="float">
            <text:p><text:s/>3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57046.64" calcext:value-type="float">
            <text:p><text:s/>757,04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5979.464799" calcext:value-type="float">
            <text:p><text:s/>895,9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450.864799" calcext:value-type="float">
            <text:p><text:s/>11,4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5974.03906" calcext:value-type="float">
            <text:p><text:s/>295,9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362.80906" calcext:value-type="float">
            <text:p><text:s/>11,3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89.82" calcext:value-type="float">
            <text:p><text:s/>6,1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70.012486" calcext:value-type="float">
            <text:p><text:s/>7,1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412486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20.6" calcext:value-type="float">
            <text:p><text:s/>3,7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70.58" calcext:value-type="float">
            <text:p><text:s/>6,4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2458.498617" calcext:value-type="float">
            <text:p><text:s/>412,4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.918617" calcext:value-type="float">
            <text:p><text:s/>2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63995.914636" calcext:value-type="float">
            <text:p><text:s/>163,99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62.724636" calcext:value-type="float">
            <text:p><text:s/>63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468544.159079" calcext:value-type="float">
            <text:p><text:s/>1,468,544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468544.159079" calcext:value-type="float">
            <text:p><text:s/>1,468,5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34826.20850739" calcext:value-type="float">
            <text:p><text:s/>8,334,8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34826.20850739" calcext:value-type="float">
            <text:p><text:s/>8,334,8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932182.502" calcext:value-type="float">
            <text:p>( 4,932,183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971418.400188" calcext:value-type="float">
            <text:p><text:s/>30,971,4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434463.733" calcext:value-type="float">
            <text:p><text:s/>25,434,4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667.203053" calcext:value-type="float">
            <text:p><text:s/>104,6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32287.464135" calcext:value-type="float">
            <text:p><text:s/>5,432,2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.834887" calcext:value-type="float">
            <text:p><text:s/>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4.834887" calcext:value-type="float">
            <text:p><text:s/>7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00158.98" calcext:value-type="float">
            <text:p><text:s/>1,700,159 <text:s/></text:p>
          </table:table-cell>
          <table:table-cell table:number-columns-repeated="2" table:style-name="ce42" office:value-type="float" office:value="1778980.32" calcext:value-type="float">
            <text:p><text:s/>1,778,9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0320.8" calcext:value-type="float">
            <text:p><text:s/>300,3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2393.76" calcext:value-type="float">
            <text:p><text:s/>62,394 <text:s/></text:p>
          </table:table-cell>
          <table:table-cell table:style-name="ce42" office:value-type="float" office:value="1.5" calcext:value-type="float">
            <text:p><text:s/>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487.2" calcext:value-type="float">
            <text:p><text:s/>75,487 <text:s/></text:p>
          </table:table-cell>
          <table:table-cell table:style-name="ce42" office:value-type="float" office:value="113635.65" calcext:value-type="float">
            <text:p><text:s/>113,6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701784.8" calcext:value-type="float">
            <text:p><text:s/>1,701,7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2606.158" calcext:value-type="float">
            <text:p><text:s/>682,606 <text:s/></text:p>
          </table:table-cell>
          <table:table-cell table:number-columns-repeated="2" table:style-name="ce42" office:value-type="float" office:value="-51308.4" calcext:value-type="float">
            <text:p><text:s/>-51,308 <text:s/></text:p>
          </table:table-cell>
          <table:table-cell table:style-name="ce42" office:value-type="float" office:value="-417.75" calcext:value-type="float">
            <text:p><text:s/>-418 <text:s/></text:p>
          </table:table-cell>
          <table:table-cell table:style-name="ce42" office:value-type="float" office:value="-13578.1054113953" calcext:value-type="float">
            <text:p><text:s/>-13,578 <text:s/></text:p>
          </table:table-cell>
          <table:table-cell table:style-name="ce42" office:value-type="float" office:value="-70378.6945886047" calcext:value-type="float">
            <text:p><text:s/>-70,379 <text:s/></text:p>
          </table:table-cell>
          <table:table-cell table:style-name="ce42" office:value-type="float" office:value="6443" calcext:value-type="float">
            <text:p><text:s/>6,44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17552.822" calcext:value-type="float">
            <text:p><text:s/>1,017,553 <text:s/></text:p>
          </table:table-cell>
          <table:table-cell table:number-columns-repeated="2" table:style-name="ce43" office:value-type="float" office:value="1767894.96" calcext:value-type="float">
            <text:p><text:s/>1,767,895 <text:s/></text:p>
          </table:table-cell>
          <table:table-cell table:style-name="ce43" office:value-type="float" office:value="416.25" calcext:value-type="float">
            <text:p><text:s/>416 <text:s/></text:p>
          </table:table-cell>
          <table:table-cell table:style-name="ce43" office:value-type="float" office:value="13578.1054113953" calcext:value-type="float">
            <text:p><text:s/>13,578 <text:s/></text:p>
          </table:table-cell>
          <table:table-cell table:style-name="ce43" office:value-type="float" office:value="-1406572.5054114" calcext:value-type="float">
            <text:p><text:s/>-1,406,573 <text:s/></text:p>
          </table:table-cell>
          <table:table-cell table:style-name="ce43" office:value-type="float" office:value="-120078.65" calcext:value-type="float">
            <text:p><text:s/>-120,07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84498.94" calcext:value-type="float">
            <text:p><text:s/>884,499 <text:s/></text:p>
          </table:table-cell>
          <table:table-cell table:number-columns-repeated="2" table:style-name="ce42" office:value-type="float" office:value="3652.74" calcext:value-type="float">
            <text:p><text:s/>3,653 <text:s/></text:p>
          </table:table-cell>
          <table:table-cell table:style-name="ce42" office:value-type="float" office:value="526.5" calcext:value-type="float">
            <text:p><text:s/>527 <text:s/></text:p>
          </table:table-cell>
          <table:table-cell table:style-name="ce42" office:value-type="float" office:value="1961.34710849898" calcext:value-type="float">
            <text:p><text:s/>1,961 <text:s/></text:p>
          </table:table-cell>
          <table:table-cell table:style-name="ce42" office:value-type="float" office:value="61287.452891501" calcext:value-type="float">
            <text:p><text:s/>61,28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08301.42" calcext:value-type="float">
            <text:p><text:s/>4,808,301 <text:s/></text:p>
          </table:table-cell>
          <table:table-cell table:number-columns-repeated="2" table:style-name="ce42" office:value-type="float" office:value="5616697.32" calcext:value-type="float">
            <text:p><text:s/>5,616,697 <text:s/></text:p>
          </table:table-cell>
          <table:table-cell table:style-name="ce42" office:value-type="float" office:value="159.75" calcext:value-type="float">
            <text:p><text:s/>160 <text:s/></text:p>
          </table:table-cell>
          <table:table-cell table:style-name="ce42" office:value-type="float" office:value="87331.2416971037" calcext:value-type="float">
            <text:p><text:s/>87,331 <text:s/></text:p>
          </table:table-cell>
          <table:table-cell table:style-name="ce42" office:value-type="float" office:value="1825467.1583029" calcext:value-type="float">
            <text:p><text:s/>1,825,467 <text:s/></text:p>
          </table:table-cell>
          <table:table-cell table:style-name="ce42" office:value-type="float" office:value="145636.45" calcext:value-type="float">
            <text:p><text:s/>145,6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08301.42" calcext:value-type="float">
            <text:p><text:s/>4,808,301 <text:s/></text:p>
          </table:table-cell>
          <table:table-cell table:number-columns-repeated="2" table:style-name="ce42" office:value-type="float" office:value="4066550.5416" calcext:value-type="float">
            <text:p><text:s/>4,066,551 <text:s/></text:p>
          </table:table-cell>
          <table:table-cell table:style-name="ce42" office:value-type="float" office:value="159.75" calcext:value-type="float">
            <text:p><text:s/>160 <text:s/></text:p>
          </table:table-cell>
          <table:table-cell table:style-name="ce42" office:value-type="float" office:value="87331.2416971037" calcext:value-type="float">
            <text:p><text:s/>87,331 <text:s/></text:p>
          </table:table-cell>
          <table:table-cell table:style-name="ce42" office:value-type="float" office:value="1825467.1583029" calcext:value-type="float">
            <text:p><text:s/>1,825,467 <text:s/></text:p>
          </table:table-cell>
          <table:table-cell table:style-name="ce42" office:value-type="float" office:value="145636.45" calcext:value-type="float">
            <text:p><text:s/>145,63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550146.7784" calcext:value-type="float">
            <text:p><text:s/>1,550,14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46.1" calcext:value-type="float">
            <text:p><text:s/>1,94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0.8" calcext:value-type="float">
            <text:p><text:s/>821 <text:s/></text:p>
          </table:table-cell>
          <table:table-cell table:style-name="ce42" office:value-type="float" office:value="4.25" calcext:value-type="float">
            <text:p><text:s/>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7.56" calcext:value-type="float">
            <text:p><text:s/>1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682.46" calcext:value-type="float">
            <text:p><text:s/>1,68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0.8" calcext:value-type="float">
            <text:p><text:s/>821 <text:s/></text:p>
          </table:table-cell>
          <table:table-cell table:style-name="ce42" office:value-type="float" office:value="4.25" calcext:value-type="float">
            <text:p><text:s/>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6.08" calcext:value-type="float">
            <text:p><text:s/>1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941355.302" calcext:value-type="float">
            <text:p><text:s/>4,941,355 <text:s/></text:p>
          </table:table-cell>
          <table:table-cell table:number-columns-repeated="2" table:style-name="ce44" office:value-type="float" office:value="7378993.44" calcext:value-type="float">
            <text:p><text:s/>7,378,993 <text:s/></text:p>
          </table:table-cell>
          <table:table-cell table:style-name="ce44" office:value-type="float" office:value="49.5" calcext:value-type="float">
            <text:p><text:s/>50 <text:s/></text:p>
          </table:table-cell>
          <table:table-cell table:style-name="ce44" office:value-type="float" office:value="98948" calcext:value-type="float">
            <text:p><text:s/>98,948 <text:s/></text:p>
          </table:table-cell>
          <table:table-cell table:style-name="ce44" office:value-type="float" office:value="356786.4" calcext:value-type="float">
            <text:p><text:s/>356,786 <text:s/></text:p>
          </table:table-cell>
          <table:table-cell table:style-name="ce44" office:value-type="float" office:value="25553.55" calcext:value-type="float">
            <text:p><text:s/>25,55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172.8" calcext:value-type="float">
            <text:p><text:s/>9,173 <text:s/></text:p>
          </table:table-cell>
          <table:table-cell table:number-columns-repeated="2" table:style-name="ce44" office:value-type="float" office:value="7378993.44" calcext:value-type="float">
            <text:p><text:s/>7,378,993 <text:s/></text:p>
          </table:table-cell>
          <table:table-cell table:style-name="ce44" office:value-type="float" office:value="49.5" calcext:value-type="float">
            <text:p><text:s/>50 <text:s/></text:p>
          </table:table-cell>
          <table:table-cell table:style-name="ce44" office:value-type="float" office:value="98948" calcext:value-type="float">
            <text:p><text:s/>98,948 <text:s/></text:p>
          </table:table-cell>
          <table:table-cell table:style-name="ce44" office:value-type="float" office:value="356786.4" calcext:value-type="float">
            <text:p><text:s/>356,786 <text:s/></text:p>
          </table:table-cell>
          <table:table-cell table:style-name="ce44" office:value-type="float" office:value="25553.55" calcext:value-type="float">
            <text:p><text:s/>25,5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72.8" calcext:value-type="float">
            <text:p><text:s/>9,173 <text:s/></text:p>
          </table:table-cell>
          <table:table-cell table:number-columns-repeated="2" table:style-name="ce42" office:value-type="float" office:value="4531.8" calcext:value-type="float">
            <text:p><text:s/>4,53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.2" calcext:value-type="float">
            <text:p><text:s/>47 <text:s/></text:p>
          </table:table-cell>
          <table:table-cell table:style-name="ce42" office:value-type="float" office:value="8734.6" calcext:value-type="float">
            <text:p><text:s/>8,7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.12" calcext:value-type="float">
            <text:p><text:s/>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7.65" calcext:value-type="float">
            <text:p><text:s/>3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.84" calcext:value-type="float">
            <text:p><text:s/>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1.26" calcext:value-type="float">
            <text:p><text:s/>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.9" calcext:value-type="float">
            <text:p><text:s/>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4.32" calcext:value-type="float">
            <text:p><text:s/>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.85" calcext:value-type="float">
            <text:p><text:s/>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4.32" calcext:value-type="float">
            <text:p><text:s/>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.85" calcext:value-type="float">
            <text:p><text:s/>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34.32" calcext:value-type="float">
            <text:p>( 34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7.85" calcext:value-type="float">
            <text:p>( 1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47.2" calcext:value-type="float">
            <text:p><text:s/>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.12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0.78" calcext:value-type="float">
            <text:p><text:s/>1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81.35" calcext:value-type="float">
            <text:p><text:s/>2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0.2" calcext:value-type="float">
            <text:p><text:s/>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8.5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8" table:style-name="ce45" office:value-type="float" office:value="0" calcext:value-type="float">
            <text:p/>
          </table:table-cell>
          <table:table-cell table:style-name="ce45" office:value-type="float" office:value="1.7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72.8" calcext:value-type="float">
            <text:p><text:s/>9,173 <text:s/></text:p>
          </table:table-cell>
          <table:table-cell table:number-columns-repeated="2" table:style-name="ce42" office:value-type="float" office:value="105.3" calcext:value-type="float">
            <text:p><text:s/>10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33.5" calcext:value-type="float">
            <text:p><text:s/>7,2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5.3" calcext:value-type="float">
            <text:p><text:s/>10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61.25" calcext:value-type="float">
            <text:p><text:s/>5,4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72.8" calcext:value-type="float">
            <text:p><text:s/>9,1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72.25" calcext:value-type="float">
            <text:p><text:s/>1,7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8236.8" calcext:value-type="float">
            <text:p>( 8,23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78" calcext:value-type="float">
            <text:p><text:s/>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.45" calcext:value-type="float">
            <text:p><text:s/>14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46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0.7" calcext:value-type="float">
            <text:p><text:s/>5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.2" calcext:value-type="float">
            <text:p><text:s/>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169.1" calcext:value-type="float">
            <text:p><text:s/>4,16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0.65" calcext:value-type="float">
            <text:p><text:s/>6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.48" calcext:value-type="float">
            <text:p><text:s/>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344587.64" calcext:value-type="float">
            <text:p><text:s/>7,344,588 <text:s/></text:p>
          </table:table-cell>
          <table:table-cell table:style-name="ce42" office:value-type="float" office:value="49.5" calcext:value-type="float">
            <text:p><text:s/>50 <text:s/></text:p>
          </table:table-cell>
          <table:table-cell table:style-name="ce42" office:value-type="float" office:value="5193.6" calcext:value-type="float">
            <text:p><text:s/>5,194 <text:s/></text:p>
          </table:table-cell>
          <table:table-cell table:style-name="ce42" office:value-type="float" office:value="296436" calcext:value-type="float">
            <text:p><text:s/>296,4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.5" calcext:value-type="float">
            <text:p><text:s/>50 <text:s/></text:p>
          </table:table-cell>
          <table:table-cell table:style-name="ce42" office:value-type="float" office:value="5193.6" calcext:value-type="float">
            <text:p><text:s/>5,194 <text:s/></text:p>
          </table:table-cell>
          <table:table-cell table:style-name="ce42" office:value-type="float" office:value="296436" calcext:value-type="float">
            <text:p><text:s/>296,4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344587.64" calcext:value-type="float">
            <text:p><text:s/>7,344,5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.34" calcext:value-type="float">
            <text:p><text:s/>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.34" calcext:value-type="float">
            <text:p><text:s/>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871.66" calcext:value-type="float">
            <text:p><text:s/>29,8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754.4" calcext:value-type="float">
            <text:p><text:s/>93,754 <text:s/></text:p>
          </table:table-cell>
          <table:table-cell table:style-name="ce42" office:value-type="float" office:value="60303.2" calcext:value-type="float">
            <text:p><text:s/>60,303 <text:s/></text:p>
          </table:table-cell>
          <table:table-cell table:style-name="ce42" office:value-type="float" office:value="16818.1" calcext:value-type="float">
            <text:p><text:s/>16,8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4255.95" calcext:value-type="float">
            <text:p><text:s/>4,2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49.3" calcext:value-type="float">
            <text:p><text:s/>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737.8" calcext:value-type="float">
            <text:p><text:s/>2,7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.02" calcext:value-type="float">
            <text:p><text:s/>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859.3" calcext:value-type="float">
            <text:p><text:s/>26,8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754.4" calcext:value-type="float">
            <text:p><text:s/>93,754 <text:s/></text:p>
          </table:table-cell>
          <table:table-cell table:style-name="ce42" office:value-type="float" office:value="60303.2" calcext:value-type="float">
            <text:p><text:s/>60,303 <text:s/></text:p>
          </table:table-cell>
          <table:table-cell table:style-name="ce42" office:value-type="float" office:value="10713.4" calcext:value-type="float">
            <text:p><text:s/>10,71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28.54" calcext:value-type="float">
            <text:p><text:s/>229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799.45" calcext:value-type="float">
            <text:p><text:s/>1,799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32182.502" calcext:value-type="float">
            <text:p><text:s/>4,932,1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32182.502" calcext:value-type="float">
            <text:p><text:s/>4,932,1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932182.502" calcext:value-type="float">
            <text:p>( 4,932,18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1194.04" calcext:value-type="float">
            <text:p><text:s/>21,194 <text:s/></text:p>
          </table:table-cell>
          <table:table-cell table:style-name="ce42" office:value-type="float" office:value="2274971.52" calcext:value-type="float">
            <text:p><text:s/>2,274,9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3058.88" calcext:value-type="float">
            <text:p><text:s/>223,059 <text:s/></text:p>
          </table:table-cell>
          <table:table-cell table:style-name="ce42" office:value-type="float" office:value="11738" calcext:value-type="float">
            <text:p><text:s/>11,738 <text:s/></text:p>
          </table:table-cell>
          <table:table-cell table:style-name="ce42" office:value-type="float" office:value="850333.958312748" calcext:value-type="float">
            <text:p><text:s/>850,3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580.34" calcext:value-type="float">
            <text:p><text:s/>22,580 <text:s/></text:p>
          </table:table-cell>
          <table:table-cell table:style-name="ce42" office:value-type="float" office:value="235983.6" calcext:value-type="float">
            <text:p><text:s/>235,98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073443.56" calcext:value-type="float">
            <text:p><text:s/>1,073,444 <text:s/></text:p>
          </table:table-cell>
          <table:table-cell table:style-name="ce42" office:value-type="float" office:value="69028.8" calcext:value-type="float">
            <text:p><text:s/>69,0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767.04" calcext:value-type="float">
            <text:p><text:s/>147,767 <text:s/></text:p>
          </table:table-cell>
          <table:table-cell table:style-name="ce42" office:value-type="float" office:value="304093" calcext:value-type="float">
            <text:p><text:s/>304,093 <text:s/></text:p>
          </table:table-cell>
          <table:table-cell table:style-name="ce42" office:value-type="float" office:value="41453.8298053632" calcext:value-type="float">
            <text:p><text:s/>41,4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005.24" calcext:value-type="float">
            <text:p><text:s/>132,005 <text:s/></text:p>
          </table:table-cell>
          <table:table-cell table:style-name="ce42" office:value-type="float" office:value="121672.8" calcext:value-type="float">
            <text:p><text:s/>121,67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263427.36" calcext:value-type="float">
            <text:p><text:s/>263,427 <text:s/></text:p>
          </table:table-cell>
          <table:table-cell table:style-name="ce42" office:value-type="float" office:value="3330640.32" calcext:value-type="float">
            <text:p><text:s/>3,330,6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01.44" calcext:value-type="float">
            <text:p><text:s/>1,5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58995.5864" calcext:value-type="float">
            <text:p><text:s/>158,996 <text:s/></text:p>
          </table:table-cell>
          <table:table-cell table:style-name="ce42" office:value-type="float" office:value="-195503.04" calcext:value-type="float">
            <text:p><text:s/>-195,5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456.96" calcext:value-type="float">
            <text:p><text:s/>45,457 <text:s/></text:p>
          </table:table-cell>
          <table:table-cell table:style-name="ce42" office:value-type="float" office:value="4513" calcext:value-type="float">
            <text:p><text:s/>4,513 <text:s/></text:p>
          </table:table-cell>
          <table:table-cell table:style-name="ce42" office:value-type="float" office:value="15318.48" calcext:value-type="float">
            <text:p><text:s/>15,3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0114.6" calcext:value-type="float">
            <text:p><text:s/>-20,115 <text:s/></text:p>
          </table:table-cell>
          <table:table-cell table:style-name="ce42" office:value-type="float" office:value="212013.126" calcext:value-type="float">
            <text:p><text:s/>212,01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474672.4664" calcext:value-type="float">
            <text:p><text:s/>-1,474,672 <text:s/></text:p>
          </table:table-cell>
          <table:table-cell table:style-name="ce43" office:value-type="float" office:value="-929194.56" calcext:value-type="float">
            <text:p><text:s/>-929,19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8333.44" calcext:value-type="float">
            <text:p><text:s/>28,333 <text:s/></text:p>
          </table:table-cell>
          <table:table-cell table:style-name="ce43" office:value-type="float" office:value="-296868" calcext:value-type="float">
            <text:p><text:s/>-296,868 <text:s/></text:p>
          </table:table-cell>
          <table:table-cell table:style-name="ce43" office:value-type="float" office:value="793561.648507385" calcext:value-type="float">
            <text:p><text:s/>793,56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89310.3" calcext:value-type="float">
            <text:p><text:s/>-89,310 <text:s/></text:p>
          </table:table-cell>
          <table:table-cell table:style-name="ce43" office:value-type="float" office:value="-97702.326" calcext:value-type="float">
            <text:p><text:s/>-97,70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6473.44" calcext:value-type="float">
            <text:p><text:s/>26,473 <text:s/></text:p>
          </table:table-cell>
          <table:table-cell table:style-name="ce42" office:value-type="float" office:value="2220324.48" calcext:value-type="float">
            <text:p><text:s/>2,220,3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152.32" calcext:value-type="float">
            <text:p><text:s/>17,1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37.96" calcext:value-type="float">
            <text:p><text:s/>1,33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5907.9" calcext:value-type="float">
            <text:p><text:s/>245,90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65462.129308778" calcext:value-type="float">
            <text:p><text:s/>465,462 <text:s/></text:p>
          </table:table-cell>
          <table:table-cell table:style-name="ce42" office:value-type="float" office:value="6213144.31718008" calcext:value-type="float">
            <text:p><text:s/>6,213,1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60650.12" calcext:value-type="float">
            <text:p><text:s/>460,650 <text:s/></text:p>
          </table:table-cell>
          <table:table-cell table:style-name="ce42" office:value-type="float" office:value="5274074.88" calcext:value-type="float">
            <text:p><text:s/>5,274,0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880.32" calcext:value-type="float">
            <text:p><text:s/>30,8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4812.009308778" calcext:value-type="float">
            <text:p><text:s/>4,812 <text:s/></text:p>
          </table:table-cell>
          <table:table-cell table:style-name="ce43" office:value-type="float" office:value="908189.117180083" calcext:value-type="float">
            <text:p><text:s/>908,18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667305.12" calcext:value-type="float">
            <text:p><text:s/>6,667,305 <text:s/></text:p>
          </table:table-cell>
          <table:table-cell table:style-name="ce42" office:value-type="float" office:value="16588072.32" calcext:value-type="float">
            <text:p><text:s/>16,588,0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8842.24" calcext:value-type="float">
            <text:p><text:s/>298,842 <text:s/></text:p>
          </table:table-cell>
          <table:table-cell table:style-name="ce42" office:value-type="float" office:value="1050680" calcext:value-type="float">
            <text:p><text:s/>1,050,680 <text:s/></text:p>
          </table:table-cell>
          <table:table-cell table:style-name="ce42" office:value-type="float" office:value="211572.81" calcext:value-type="float">
            <text:p><text:s/>211,5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9616.9" calcext:value-type="float">
            <text:p><text:s/>179,617 <text:s/></text:p>
          </table:table-cell>
          <table:table-cell table:style-name="ce42" office:value-type="float" office:value="1648030.596" calcext:value-type="float">
            <text:p><text:s/>1,648,03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504602.2272" calcext:value-type="float">
            <text:p><text:s/>6,504,602 <text:s/></text:p>
          </table:table-cell>
          <table:table-cell table:style-name="ce42" office:value-type="float" office:value="16588072.32" calcext:value-type="float">
            <text:p><text:s/>16,588,0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8842.24" calcext:value-type="float">
            <text:p><text:s/>298,842 <text:s/></text:p>
          </table:table-cell>
          <table:table-cell table:style-name="ce42" office:value-type="float" office:value="1050680" calcext:value-type="float">
            <text:p><text:s/>1,050,680 <text:s/></text:p>
          </table:table-cell>
          <table:table-cell table:style-name="ce42" office:value-type="float" office:value="211572.81" calcext:value-type="float">
            <text:p><text:s/>211,5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9616.9" calcext:value-type="float">
            <text:p><text:s/>179,617 <text:s/></text:p>
          </table:table-cell>
          <table:table-cell table:style-name="ce42" office:value-type="float" office:value="1441866.6984" calcext:value-type="float">
            <text:p><text:s/>1,441,86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62702.8928" calcext:value-type="float">
            <text:p><text:s/>162,70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206163.8976" calcext:value-type="float">
            <text:p><text:s/>206,16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41134.8" calcext:value-type="float">
            <text:p><text:s/>41,135 <text:s/></text:p>
          </table:table-cell>
          <table:table-cell table:style-name="ce42" office:value-type="float" office:value="822565.033579987" calcext:value-type="float">
            <text:p><text:s/>822,5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15.12" calcext:value-type="float">
            <text:p><text:s/>15 <text:s/></text:p>
          </table:table-cell>
          <table:table-cell table:style-name="ce42" office:value-type="float" office:value="748.8" calcext:value-type="float">
            <text:p><text:s/>7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169.76" calcext:value-type="float">
            <text:p><text:s/>4,170 <text:s/></text:p>
          </table:table-cell>
          <table:table-cell table:style-name="ce42" office:value-type="float" office:value="30955.2" calcext:value-type="float">
            <text:p><text:s/>30,9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2156.28" calcext:value-type="float">
            <text:p><text:s/>2,15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4780.2" calcext:value-type="float">
            <text:p><text:s/>34,780 <text:s/></text:p>
          </table:table-cell>
          <table:table-cell table:style-name="ce42" office:value-type="float" office:value="790861.033579987" calcext:value-type="float">
            <text:p><text:s/>790,8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3.44" calcext:value-type="float">
            <text:p><text:s/>13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659562.28429122" calcext:value-type="float">
            <text:p><text:s/>4,659,562 <text:s/></text:p>
          </table:table-cell>
          <table:table-cell table:style-name="ce44" office:value-type="float" office:value="6402843.92923993" calcext:value-type="float">
            <text:p><text:s/>6,402,84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10023.36" calcext:value-type="float">
            <text:p><text:s/>310,023 <text:s/></text:p>
          </table:table-cell>
          <table:table-cell table:style-name="ce44" office:value-type="float" office:value="753812" calcext:value-type="float">
            <text:p><text:s/>753,812 <text:s/></text:p>
          </table:table-cell>
          <table:table-cell table:style-name="ce44" office:value-type="float" office:value="1003796.49850739" calcext:value-type="float">
            <text:p><text:s/>1,003,79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90306.6" calcext:value-type="float">
            <text:p><text:s/>90,307 <text:s/></text:p>
          </table:table-cell>
          <table:table-cell table:style-name="ce44" office:value-type="float" office:value="1304420.37" calcext:value-type="float">
            <text:p><text:s/>1,304,42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659562.28429122" calcext:value-type="float">
            <text:p><text:s/>4,659,562 <text:s/></text:p>
          </table:table-cell>
          <table:table-cell table:style-name="ce44" office:value-type="float" office:value="6402843.92923993" calcext:value-type="float">
            <text:p><text:s/>6,402,844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7870.78" calcext:value-type="float">
            <text:p><text:s/>47,871 <text:s/></text:p>
          </table:table-cell>
          <table:table-cell table:style-name="ce44" office:value-type="float" office:value="11844.342" calcext:value-type="float">
            <text:p><text:s/>11,8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07470.724291222" calcext:value-type="float">
            <text:p><text:s/>207,471 <text:s/></text:p>
          </table:table-cell>
          <table:table-cell table:style-name="ce42" office:value-type="float" office:value="5888479.76923993" calcext:value-type="float">
            <text:p><text:s/>5,888,4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870.78" calcext:value-type="float">
            <text:p><text:s/>47,871 <text:s/></text:p>
          </table:table-cell>
          <table:table-cell table:style-name="ce42" office:value-type="float" office:value="11844.342" calcext:value-type="float">
            <text:p><text:s/>11,8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4119.56" calcext:value-type="float">
            <text:p><text:s/>14,120 <text:s/></text:p>
          </table:table-cell>
          <table:table-cell table:style-name="ce42" office:value-type="float" office:value="28809.6" calcext:value-type="float">
            <text:p><text:s/>28,8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6727.56" calcext:value-type="float">
            <text:p><text:s/>6,728 <text:s/></text:p>
          </table:table-cell>
          <table:table-cell table:style-name="ce42" office:value-type="float" office:value="408943.168932653" calcext:value-type="float">
            <text:p><text:s/>408,9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238.6008380376" calcext:value-type="float">
            <text:p><text:s/>3,239 <text:s/></text:p>
          </table:table-cell>
          <table:table-cell table:style-name="ce42" office:value-type="float" office:value="1394000.7283912" calcext:value-type="float">
            <text:p><text:s/>1,394,0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28.56" calcext:value-type="float">
            <text:p><text:s/>29 <text:s/></text:p>
          </table:table-cell>
          <table:table-cell table:style-name="ce42" office:value-type="float" office:value="45576.96" calcext:value-type="float">
            <text:p><text:s/>45,5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48.68" calcext:value-type="float">
            <text:p><text:s/>149 <text:s/></text:p>
          </table:table-cell>
          <table:table-cell table:style-name="ce42" office:value-type="float" office:value="8149.44" calcext:value-type="float">
            <text:p><text:s/>8,1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925.890979272" calcext:value-type="float">
            <text:p><text:s/>926 <text:s/></text:p>
          </table:table-cell>
          <table:table-cell table:style-name="ce42" office:value-type="float" office:value="434439.384503491" calcext:value-type="float">
            <text:p><text:s/>434,4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250.32" calcext:value-type="float">
            <text:p><text:s/>250 <text:s/></text:p>
          </table:table-cell>
          <table:table-cell table:style-name="ce42" office:value-type="float" office:value="1641.6" calcext:value-type="float">
            <text:p><text:s/>1,6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4996.872473904" calcext:value-type="float">
            <text:p><text:s/>64,997 <text:s/></text:p>
          </table:table-cell>
          <table:table-cell table:style-name="ce42" office:value-type="float" office:value="1439741.23169542" calcext:value-type="float">
            <text:p><text:s/>1,439,7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4908.6054628452" calcext:value-type="float">
            <text:p><text:s/>64,909 <text:s/></text:p>
          </table:table-cell>
          <table:table-cell table:style-name="ce42" office:value-type="float" office:value="1321673.82522068" calcext:value-type="float">
            <text:p><text:s/>1,321,6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0383.6742336908" calcext:value-type="float">
            <text:p>( 10,384 <text:s/>)</text:p>
          </table:table-cell>
          <table:table-cell table:style-name="ce45" office:value-type="float" office:value="1114363.90461313" calcext:value-type="float">
            <text:p>( 1,114,36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4524.9312291544" calcext:value-type="float">
            <text:p>( 54,525 <text:s/>)</text:p>
          </table:table-cell>
          <table:table-cell table:style-name="ce45" office:value-type="float" office:value="207309.920607552" calcext:value-type="float">
            <text:p>( 207,31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957.2828101568" calcext:value-type="float">
            <text:p><text:s/>55,9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88.2670110588" calcext:value-type="float">
            <text:p><text:s/>88 <text:s/></text:p>
          </table:table-cell>
          <table:table-cell table:style-name="ce42" office:value-type="float" office:value="61921.9636645824" calcext:value-type="float">
            <text:p><text:s/>61,9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88.16" calcext:value-type="float">
            <text:p><text:s/>18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292.8" calcext:value-type="float">
            <text:p><text:s/>3,293 <text:s/></text:p>
          </table:table-cell>
          <table:table-cell table:style-name="ce42" office:value-type="float" office:value="188334.72" calcext:value-type="float">
            <text:p><text:s/>188,3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573.72" calcext:value-type="float">
            <text:p><text:s/>574 <text:s/></text:p>
          </table:table-cell>
          <table:table-cell table:style-name="ce42" office:value-type="float" office:value="46656.96" calcext:value-type="float">
            <text:p><text:s/>46,6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910.56" calcext:value-type="float">
            <text:p><text:s/>911 <text:s/></text:p>
          </table:table-cell>
          <table:table-cell table:style-name="ce46" office:value-type="float" office:value="279806.4" calcext:value-type="float">
            <text:p><text:s/>279,80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5094.16" calcext:value-type="float">
            <text:p><text:s/>25,094 <text:s/></text:p>
          </table:table-cell>
          <table:table-cell table:style-name="ce42" office:value-type="float" office:value="443381.76" calcext:value-type="float">
            <text:p><text:s/>443,3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870.78" calcext:value-type="float">
            <text:p><text:s/>47,8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1167.16" calcext:value-type="float">
            <text:p><text:s/>21,167 <text:s/></text:p>
          </table:table-cell>
          <table:table-cell table:style-name="ce42" office:value-type="float" office:value="84696.96" calcext:value-type="float">
            <text:p><text:s/>84,69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213.96" calcext:value-type="float">
            <text:p><text:s/>47,2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927" calcext:value-type="float">
            <text:p><text:s/>3,927 <text:s/></text:p>
          </table:table-cell>
          <table:table-cell table:style-name="ce42" office:value-type="float" office:value="358684.8" calcext:value-type="float">
            <text:p><text:s/>358,68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56.82" calcext:value-type="float">
            <text:p><text:s/>65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0922.52" calcext:value-type="float">
            <text:p><text:s/>10,923 <text:s/></text:p>
          </table:table-cell>
          <table:table-cell table:style-name="ce42" office:value-type="float" office:value="756101.2032" calcext:value-type="float">
            <text:p><text:s/>756,1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844.342" calcext:value-type="float">
            <text:p><text:s/>11,84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539.44" calcext:value-type="float">
            <text:p><text:s/>8,539 <text:s/></text:p>
          </table:table-cell>
          <table:table-cell table:style-name="ce42" office:value-type="float" office:value="670730.3232" calcext:value-type="float">
            <text:p><text:s/>670,7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844.342" calcext:value-type="float">
            <text:p><text:s/>11,84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383.08" calcext:value-type="float">
            <text:p><text:s/>2,383 <text:s/></text:p>
          </table:table-cell>
          <table:table-cell table:style-name="ce42" office:value-type="float" office:value="85370.88" calcext:value-type="float">
            <text:p><text:s/>85,3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162.6" calcext:value-type="float">
            <text:p><text:s/>3,163 <text:s/></text:p>
          </table:table-cell>
          <table:table-cell table:style-name="ce42" office:value-type="float" office:value="101533.44" calcext:value-type="float">
            <text:p><text:s/>101,5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2404.08" calcext:value-type="float">
            <text:p><text:s/>2,404 <text:s/></text:p>
          </table:table-cell>
          <table:table-cell table:style-name="ce46" office:value-type="float" office:value="26616.96" calcext:value-type="float">
            <text:p><text:s/>26,61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8237.24" calcext:value-type="float">
            <text:p><text:s/>18,237 <text:s/></text:p>
          </table:table-cell>
          <table:table-cell table:style-name="ce42" office:value-type="float" office:value="103884.132517162" calcext:value-type="float">
            <text:p><text:s/>103,8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9408.84" calcext:value-type="float">
            <text:p><text:s/>9,409 <text:s/></text:p>
          </table:table-cell>
          <table:table-cell table:style-name="ce42" office:value-type="float" office:value="34779.84" calcext:value-type="float">
            <text:p><text:s/>34,7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910.56" calcext:value-type="float">
            <text:p><text:s/>911 <text:s/></text:p>
          </table:table-cell>
          <table:table-cell table:style-name="ce42" office:value-type="float" office:value="22487.04" calcext:value-type="float">
            <text:p><text:s/>22,4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904.6800000084" calcext:value-type="float">
            <text:p><text:s/>905 <text:s/></text:p>
          </table:table-cell>
          <table:table-cell table:style-name="ce42" office:value-type="float" office:value="56.64" calcext:value-type="float">
            <text:p><text:s/>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1212.92" calcext:value-type="float">
            <text:p><text:s/>41,213 <text:s/></text:p>
          </table:table-cell>
          <table:table-cell table:style-name="ce42" office:value-type="float" office:value="123538.56" calcext:value-type="float">
            <text:p><text:s/>123,5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310700.4" calcext:value-type="float">
            <text:p><text:s/>3,310,700 <text:s/></text:p>
          </table:table-cell>
          <table:table-cell table:style-name="ce42" office:value-type="float" office:value="212136.96" calcext:value-type="float">
            <text:p><text:s/>212,1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097475.64" calcext:value-type="float">
            <text:p><text:s/>3,097,47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39578.28" calcext:value-type="float">
            <text:p><text:s/>39,57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73646.48" calcext:value-type="float">
            <text:p><text:s/>173,646 <text:s/></text:p>
          </table:table-cell>
          <table:table-cell table:style-name="ce42" office:value-type="float" office:value="212136.96" calcext:value-type="float">
            <text:p><text:s/>212,1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728521.92" calcext:value-type="float">
            <text:p><text:s/>728,522 <text:s/></text:p>
          </table:table-cell>
          <table:table-cell table:style-name="ce42" office:value-type="float" office:value="31315.2" calcext:value-type="float">
            <text:p><text:s/>31,3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814.8" calcext:value-type="float">
            <text:p><text:s/>815 <text:s/></text:p>
          </table:table-cell>
          <table:table-cell table:style-name="ce42" office:value-type="float" office:value="1975.68" calcext:value-type="float">
            <text:p><text:s/>1,9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727707.12" calcext:value-type="float">
            <text:p><text:s/>727,707 <text:s/></text:p>
          </table:table-cell>
          <table:table-cell table:style-name="ce43" office:value-type="float" office:value="29339.52" calcext:value-type="float">
            <text:p><text:s/>29,34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12869.24" calcext:value-type="float">
            <text:p><text:s/>412,869 <text:s/></text:p>
          </table:table-cell>
          <table:table-cell table:style-name="ce42" office:value-type="float" office:value="270912" calcext:value-type="float">
            <text:p><text:s/>270,9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82577.04" calcext:value-type="float">
            <text:p><text:s/>82,577 <text:s/></text:p>
          </table:table-cell>
          <table:table-cell table:style-name="ce42" office:value-type="float" office:value="197778.24" calcext:value-type="float">
            <text:p><text:s/>197,7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953" calcext:value-type="float">
            <text:p><text:s/>1,953 <text:s/></text:p>
          </table:table-cell>
          <table:table-cell table:style-name="ce42" office:value-type="float" office:value="4187.52" calcext:value-type="float">
            <text:p><text:s/>4,1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6651.12" calcext:value-type="float">
            <text:p><text:s/>6,651 <text:s/></text:p>
          </table:table-cell>
          <table:table-cell table:style-name="ce42" office:value-type="float" office:value="516.48" calcext:value-type="float">
            <text:p><text:s/>5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982.8" calcext:value-type="float">
            <text:p><text:s/>98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2572.08" calcext:value-type="float">
            <text:p><text:s/>2,572 <text:s/></text:p>
          </table:table-cell>
          <table:table-cell table:style-name="ce42" office:value-type="float" office:value="3852.48" calcext:value-type="float">
            <text:p><text:s/>3,8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14337.76" calcext:value-type="float">
            <text:p><text:s/>214,338 <text:s/></text:p>
          </table:table-cell>
          <table:table-cell table:style-name="ce42" office:value-type="float" office:value="6467.52" calcext:value-type="float">
            <text:p><text:s/>6,4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03795.44" calcext:value-type="float">
            <text:p><text:s/>103,795 <text:s/></text:p>
          </table:table-cell>
          <table:table-cell table:style-name="ce43" office:value-type="float" office:value="58109.76" calcext:value-type="float">
            <text:p><text:s/>58,11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0023.36" calcext:value-type="float">
            <text:p><text:s/>310,023 <text:s/></text:p>
          </table:table-cell>
          <table:table-cell table:style-name="ce42" office:value-type="float" office:value="753812" calcext:value-type="float">
            <text:p><text:s/>753,812 <text:s/></text:p>
          </table:table-cell>
          <table:table-cell table:style-name="ce42" office:value-type="float" office:value="1003796.49850739" calcext:value-type="float">
            <text:p><text:s/>1,003,7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435.82" calcext:value-type="float">
            <text:p><text:s/>42,436 <text:s/></text:p>
          </table:table-cell>
          <table:table-cell table:style-name="ce42" office:value-type="float" office:value="1292576.028" calcext:value-type="float">
            <text:p><text:s/>1,292,57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0023.36" calcext:value-type="float">
            <text:p><text:s/>310,023 <text:s/></text:p>
          </table:table-cell>
          <table:table-cell table:style-name="ce42" office:value-type="float" office:value="753812" calcext:value-type="float">
            <text:p><text:s/>753,812 <text:s/></text:p>
          </table:table-cell>
          <table:table-cell table:style-name="ce42" office:value-type="float" office:value="1003796.49850739" calcext:value-type="float">
            <text:p><text:s/>1,003,7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435.82" calcext:value-type="float">
            <text:p><text:s/>42,436 <text:s/></text:p>
          </table:table-cell>
          <table:table-cell table:style-name="ce42" office:value-type="float" office:value="1292576.028" calcext:value-type="float">
            <text:p><text:s/>1,292,57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070251.39047119" calcext:value-type="float">
            <text:p><text:s/>2,070,251 <text:s/></text:p>
          </table:table-cell>
          <table:table-cell table:style-name="ce42" office:value-type="float" office:value="28901167.0097168" calcext:value-type="float">
            <text:p><text:s/>28,901,1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042783.93958719" calcext:value-type="float">
            <text:p><text:s/>2,042,784 <text:s/></text:p>
          </table:table-cell>
          <table:table-cell table:style-name="ce42" office:value-type="float" office:value="23391679.7934128" calcext:value-type="float">
            <text:p><text:s/>23,391,6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667.203053" calcext:value-type="float">
            <text:p><text:s/>104,6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7467.450884" calcext:value-type="float">
            <text:p><text:s/>27,467 <text:s/></text:p>
          </table:table-cell>
          <table:table-cell table:style-name="ce42" office:value-type="float" office:value="5404820.013251" calcext:value-type="float">
            <text:p><text:s/>5,404,8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.834887" calcext:value-type="float">
            <text:p><text:s/>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4.834887" calcext:value-type="float">
            <text:p><text:s/>7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597459.2" calcext:value-type="float">
            <text:p><text:s/>597,459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849196.136755" calcext:value-type="float">
            <text:p><text:s/>849,196 <text:s/></text:p>
          </table:table-cell>
          <table:table-cell table:style-name="ce41" office:value-type="float" office:value="202043.407491" calcext:value-type="float">
            <text:p><text:s/>202,043 <text:s/></text:p>
          </table:table-cell>
          <table:table-cell table:style-name="ce41" office:value-type="float" office:value="187592.7069" calcext:value-type="float">
            <text:p><text:s/>187,59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4450.700591" calcext:value-type="float">
            <text:p><text:s/>14,451 <text:s/></text:p>
          </table:table-cell>
          <table:table-cell table:style-name="ce41" office:value-type="float" office:value="647152.729264" calcext:value-type="float">
            <text:p><text:s/>647,15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5221446.3" calcext:value-type="float">
            <text:p><text:s/>5,221,4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21446.3" calcext:value-type="float">
            <text:p><text:s/>5,221,4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13187.4016" calcext:value-type="float">
            <text:p><text:s/>213,187 <text:s/></text:p>
          </table:table-cell>
          <table:table-cell table:style-name="ce42" office:value-type="float" office:value="-25486.2984" calcext:value-type="float">
            <text:p><text:s/>-25,486 <text:s/></text:p>
          </table:table-cell>
          <table:table-cell table:style-name="ce42" office:value-type="float" office:value="238673.7" calcext:value-type="float">
            <text:p><text:s/>238,6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5605718.0984" calcext:value-type="float">
            <text:p><text:s/>5,605,718 <text:s/></text:p>
          </table:table-cell>
          <table:table-cell table:style-name="ce43" office:value-type="float" office:value="622945.4984" calcext:value-type="float">
            <text:p><text:s/>622,945 <text:s/></text:p>
          </table:table-cell>
          <table:table-cell table:style-name="ce43" office:value-type="float" office:value="4982772.6" calcext:value-type="float">
            <text:p><text:s/>4,982,773 <text:s/></text:p>
          </table:table-cell>
          <table:table-cell table:style-name="ce43" office:value-type="float" office:value="849196.136755" calcext:value-type="float">
            <text:p><text:s/>849,196 <text:s/></text:p>
          </table:table-cell>
          <table:table-cell table:style-name="ce43" office:value-type="float" office:value="202043.407491" calcext:value-type="float">
            <text:p><text:s/>202,043 <text:s/></text:p>
          </table:table-cell>
          <table:table-cell table:style-name="ce43" office:value-type="float" office:value="187592.7069" calcext:value-type="float">
            <text:p><text:s/>187,59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4450.700591" calcext:value-type="float">
            <text:p><text:s/>14,451 <text:s/></text:p>
          </table:table-cell>
          <table:table-cell table:style-name="ce43" office:value-type="float" office:value="647152.729264" calcext:value-type="float">
            <text:p><text:s/>647,15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5269112.1" calcext:value-type="float">
            <text:p><text:s/>5,269,1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69112.1" calcext:value-type="float">
            <text:p><text:s/>5,269,1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3" table:style-name="ce43" office:value-type="float" office:value="-0.000000000002" calcext:value-type="float">
            <text:p><text:s/>-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380805.43289479" calcext:value-type="float">
            <text:p><text:s/>3,380,805 <text:s/></text:p>
          </table:table-cell>
          <table:table-cell table:style-name="ce42" office:value-type="float" office:value="143808.547938" calcext:value-type="float">
            <text:p><text:s/>143,809 <text:s/></text:p>
          </table:table-cell>
          <table:table-cell table:style-name="ce42" office:value-type="float" office:value="3236996.88495679" calcext:value-type="float">
            <text:p><text:s/>3,236,997 <text:s/></text:p>
          </table:table-cell>
          <table:table-cell table:style-name="ce42" office:value-type="float" office:value="584977.475507999" calcext:value-type="float">
            <text:p><text:s/>584,977 <text:s/></text:p>
          </table:table-cell>
          <table:table-cell table:style-name="ce42" office:value-type="float" office:value="67003.0378175022" calcext:value-type="float">
            <text:p><text:s/>67,003 <text:s/></text:p>
          </table:table-cell>
          <table:table-cell table:style-name="ce42" office:value-type="float" office:value="55442.4773447022" calcext:value-type="float">
            <text:p><text:s/>55,4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60.5604728" calcext:value-type="float">
            <text:p><text:s/>11,561 <text:s/></text:p>
          </table:table-cell>
          <table:table-cell table:style-name="ce42" office:value-type="float" office:value="517974.437690497" calcext:value-type="float">
            <text:p><text:s/>517,97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207353.4" calcext:value-type="float">
            <text:p><text:s/>3,207,353 <text:s/></text:p>
          </table:table-cell>
          <table:table-cell table:style-name="ce42" office:value-type="float" office:value="51019.2" calcext:value-type="float">
            <text:p><text:s/>51,019 <text:s/></text:p>
          </table:table-cell>
          <table:table-cell table:style-name="ce42" office:value-type="float" office:value="3156334.2" calcext:value-type="float">
            <text:p><text:s/>3,156,3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90493.4984" calcext:value-type="float">
            <text:p><text:s/>90,4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2958.534494786" calcext:value-type="float">
            <text:p><text:s/>82,959 <text:s/></text:p>
          </table:table-cell>
          <table:table-cell table:style-name="ce43" office:value-type="float" office:value="2295.849538" calcext:value-type="float">
            <text:p><text:s/>2,296 <text:s/></text:p>
          </table:table-cell>
          <table:table-cell table:style-name="ce43" office:value-type="float" office:value="80662.684956786" calcext:value-type="float">
            <text:p><text:s/>80,663 <text:s/></text:p>
          </table:table-cell>
          <table:table-cell table:style-name="ce43" office:value-type="float" office:value="584977.475507999" calcext:value-type="float">
            <text:p><text:s/>584,977 <text:s/></text:p>
          </table:table-cell>
          <table:table-cell table:style-name="ce43" office:value-type="float" office:value="67003.0378175022" calcext:value-type="float">
            <text:p><text:s/>67,003 <text:s/></text:p>
          </table:table-cell>
          <table:table-cell table:style-name="ce43" office:value-type="float" office:value="55442.4773447022" calcext:value-type="float">
            <text:p><text:s/>55,44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560.5604728" calcext:value-type="float">
            <text:p><text:s/>11,561 <text:s/></text:p>
          </table:table-cell>
          <table:table-cell table:style-name="ce43" office:value-type="float" office:value="517974.437690497" calcext:value-type="float">
            <text:p><text:s/>517,97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222538.8" calcext:value-type="float">
            <text:p><text:s/>5,222,539 <text:s/></text:p>
          </table:table-cell>
          <table:table-cell table:style-name="ce42" office:value-type="float" office:value="713448.8" calcext:value-type="float">
            <text:p><text:s/>713,449 <text:s/></text:p>
          </table:table-cell>
          <table:table-cell table:style-name="ce42" office:value-type="float" office:value="4509090" calcext:value-type="float">
            <text:p><text:s/>4,509,0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5222538.8" calcext:value-type="float">
            <text:p><text:s/>5,222,539 <text:s/></text:p>
          </table:table-cell>
          <table:table-cell table:style-name="ce43" office:value-type="float" office:value="713448.8" calcext:value-type="float">
            <text:p><text:s/>713,449 <text:s/></text:p>
          </table:table-cell>
          <table:table-cell table:style-name="ce43" office:value-type="float" office:value="4509090" calcext:value-type="float">
            <text:p><text:s/>4,509,09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01506.823290237" calcext:value-type="float">
            <text:p><text:s/>601,507 <text:s/></text:p>
          </table:table-cell>
          <table:table-cell table:style-name="ce42" office:value-type="float" office:value="77371.3152" calcext:value-type="float">
            <text:p><text:s/>77,371 <text:s/></text:p>
          </table:table-cell>
          <table:table-cell table:style-name="ce42" office:value-type="float" office:value="524135.508090237" calcext:value-type="float">
            <text:p><text:s/>524,1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534556.308090237" calcext:value-type="float">
            <text:p><text:s/>534,556 <text:s/></text:p>
          </table:table-cell>
          <table:table-cell table:style-name="ce42" office:value-type="float" office:value="10420.8" calcext:value-type="float">
            <text:p><text:s/>10,421 <text:s/></text:p>
          </table:table-cell>
          <table:table-cell table:style-name="ce42" office:value-type="float" office:value="524135.508090237" calcext:value-type="float">
            <text:p><text:s/>524,1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66950.5152" calcext:value-type="float">
            <text:p><text:s/>66,9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576832.54221498" calcext:value-type="float">
            <text:p><text:s/>1,576,833 <text:s/></text:p>
          </table:table-cell>
          <table:table-cell table:style-name="ce44" office:value-type="float" office:value="1115214.435262" calcext:value-type="float">
            <text:p><text:s/>1,115,214 <text:s/></text:p>
          </table:table-cell>
          <table:table-cell table:style-name="ce44" office:value-type="float" office:value="461618.106952977" calcext:value-type="float">
            <text:p><text:s/>461,618 <text:s/></text:p>
          </table:table-cell>
          <table:table-cell table:style-name="ce44" office:value-type="float" office:value="264218.661247001" calcext:value-type="float">
            <text:p><text:s/>264,219 <text:s/></text:p>
          </table:table-cell>
          <table:table-cell table:style-name="ce44" office:value-type="float" office:value="135040.369673498" calcext:value-type="float">
            <text:p><text:s/>135,040 <text:s/></text:p>
          </table:table-cell>
          <table:table-cell table:style-name="ce44" office:value-type="float" office:value="132150.229555298" calcext:value-type="float">
            <text:p><text:s/>132,15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890.1401182" calcext:value-type="float">
            <text:p><text:s/>2,890 <text:s/></text:p>
          </table:table-cell>
          <table:table-cell table:style-name="ce44" office:value-type="float" office:value="129178.291573503" calcext:value-type="float">
            <text:p><text:s/>129,17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544411.74221498" calcext:value-type="float">
            <text:p><text:s/>1,544,412 <text:s/></text:p>
          </table:table-cell>
          <table:table-cell table:style-name="ce44" office:value-type="float" office:value="1082793.635262" calcext:value-type="float">
            <text:p><text:s/>1,082,794 <text:s/></text:p>
          </table:table-cell>
          <table:table-cell table:style-name="ce44" office:value-type="float" office:value="461618.106952977" calcext:value-type="float">
            <text:p><text:s/>461,618 <text:s/></text:p>
          </table:table-cell>
          <table:table-cell table:style-name="ce44" office:value-type="float" office:value="264218.661247001" calcext:value-type="float">
            <text:p><text:s/>264,219 <text:s/></text:p>
          </table:table-cell>
          <table:table-cell table:style-name="ce44" office:value-type="float" office:value="135040.369673498" calcext:value-type="float">
            <text:p><text:s/>135,040 <text:s/></text:p>
          </table:table-cell>
          <table:table-cell table:style-name="ce44" office:value-type="float" office:value="132150.229555298" calcext:value-type="float">
            <text:p><text:s/>132,15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890.1401182" calcext:value-type="float">
            <text:p><text:s/>2,890 <text:s/></text:p>
          </table:table-cell>
          <table:table-cell table:style-name="ce44" office:value-type="float" office:value="129178.291573503" calcext:value-type="float">
            <text:p><text:s/>129,1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36877.001414977" calcext:value-type="float">
            <text:p><text:s/>736,877 <text:s/></text:p>
          </table:table-cell>
          <table:table-cell table:style-name="ce42" office:value-type="float" office:value="344136.794462" calcext:value-type="float">
            <text:p><text:s/>344,137 <text:s/></text:p>
          </table:table-cell>
          <table:table-cell table:style-name="ce42" office:value-type="float" office:value="392740.206952977" calcext:value-type="float">
            <text:p><text:s/>392,740 <text:s/></text:p>
          </table:table-cell>
          <table:table-cell table:style-name="ce42" office:value-type="float" office:value="264218.661247001" calcext:value-type="float">
            <text:p><text:s/>264,219 <text:s/></text:p>
          </table:table-cell>
          <table:table-cell table:style-name="ce42" office:value-type="float" office:value="135040.369673498" calcext:value-type="float">
            <text:p><text:s/>135,040 <text:s/></text:p>
          </table:table-cell>
          <table:table-cell table:style-name="ce42" office:value-type="float" office:value="132150.229555298" calcext:value-type="float">
            <text:p><text:s/>132,1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90.1401182" calcext:value-type="float">
            <text:p><text:s/>2,890 <text:s/></text:p>
          </table:table-cell>
          <table:table-cell table:style-name="ce42" office:value-type="float" office:value="129178.291573503" calcext:value-type="float">
            <text:p><text:s/>129,1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25849.594462" calcext:value-type="float">
            <text:p><text:s/>25,8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5483.3" calcext:value-type="float">
            <text:p><text:s/>25,483 <text:s/></text:p>
          </table:table-cell>
          <table:table-cell table:style-name="ce42" office:value-type="float" office:value="23149.6" calcext:value-type="float">
            <text:p><text:s/>23,150 <text:s/></text:p>
          </table:table-cell>
          <table:table-cell table:style-name="ce42" office:value-type="float" office:value="2333.7" calcext:value-type="float">
            <text:p><text:s/>2,3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4268" calcext:value-type="float">
            <text:p><text:s/>4,268 <text:s/></text:p>
          </table:table-cell>
          <table:table-cell table:style-name="ce42" office:value-type="float" office:value="0" calcext:value-type="float">
            <text:p/>
          </table:table-cell>
          <table:table-cell table:number-columns-repeated="3" table:style-name="ce42" office:value-type="float" office:value="132150.229555298" calcext:value-type="float">
            <text:p><text:s/>132,15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1743.506952977" calcext:value-type="float">
            <text:p><text:s/>71,7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743.506952977" calcext:value-type="float">
            <text:p><text:s/>71,744 <text:s/></text:p>
          </table:table-cell>
          <table:table-cell table:style-name="ce42" office:value-type="float" office:value="26.7881526048" calcext:value-type="float">
            <text:p><text:s/>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.7881526048" calcext:value-type="float">
            <text:p><text:s/>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1172.906952977" calcext:value-type="float">
            <text:p><text:s/>71,1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172.906952977" calcext:value-type="float">
            <text:p><text:s/>71,173 <text:s/></text:p>
          </table:table-cell>
          <table:table-cell table:style-name="ce42" office:value-type="float" office:value="26.7881526048" calcext:value-type="float">
            <text:p><text:s/>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.7881526048" calcext:value-type="float">
            <text:p><text:s/>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6.7881526048" calcext:value-type="float">
            <text:p>( 2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6.7881526048" calcext:value-type="float">
            <text:p>( 2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71172.906952977" calcext:value-type="float">
            <text:p>( 71,173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1172.906952977" calcext:value-type="float">
            <text:p>( 71,17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70.6" calcext:value-type="float">
            <text:p><text:s/>571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570.6" calcext:value-type="float">
            <text:p><text:s/>571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4751.2" calcext:value-type="float">
            <text:p><text:s/>4,7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504.5" calcext:value-type="float">
            <text:p><text:s/>4,5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04.5" calcext:value-type="float">
            <text:p><text:s/>4,5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8022.7" calcext:value-type="float">
            <text:p><text:s/>8,023 <text:s/></text:p>
          </table:table-cell>
          <table:table-cell table:style-name="ce46" office:value-type="float" office:value="805.6" calcext:value-type="float">
            <text:p><text:s/>806 <text:s/></text:p>
          </table:table-cell>
          <table:table-cell table:style-name="ce46" office:value-type="float" office:value="7217.1" calcext:value-type="float">
            <text:p><text:s/>7,21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13903.3" calcext:value-type="float">
            <text:p><text:s/>213,903 <text:s/></text:p>
          </table:table-cell>
          <table:table-cell table:style-name="ce42" office:value-type="float" office:value="187723.2" calcext:value-type="float">
            <text:p><text:s/>187,723 <text:s/></text:p>
          </table:table-cell>
          <table:table-cell table:style-name="ce42" office:value-type="float" office:value="26180.1" calcext:value-type="float">
            <text:p><text:s/>26,1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13903.3" calcext:value-type="float">
            <text:p><text:s/>213,903 <text:s/></text:p>
          </table:table-cell>
          <table:table-cell table:style-name="ce42" office:value-type="float" office:value="187723.2" calcext:value-type="float">
            <text:p><text:s/>187,723 <text:s/></text:p>
          </table:table-cell>
          <table:table-cell table:style-name="ce42" office:value-type="float" office:value="26180.1" calcext:value-type="float">
            <text:p><text:s/>26,1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77500" calcext:value-type="float">
            <text:p>( 77,50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50998.4" calcext:value-type="float">
            <text:p>( 50,998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56699.6" calcext:value-type="float">
            <text:p><text:s/>156,700 <text:s/></text:p>
          </table:table-cell>
          <table:table-cell table:style-name="ce42" office:value-type="float" office:value="7245.6" calcext:value-type="float">
            <text:p><text:s/>7,246 <text:s/></text:p>
          </table:table-cell>
          <table:table-cell table:style-name="ce42" office:value-type="float" office:value="149454" calcext:value-type="float">
            <text:p><text:s/>149,4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53652.4" calcext:value-type="float">
            <text:p><text:s/>153,652 <text:s/></text:p>
          </table:table-cell>
          <table:table-cell table:style-name="ce42" office:value-type="float" office:value="4198.4" calcext:value-type="float">
            <text:p><text:s/>4,198 <text:s/></text:p>
          </table:table-cell>
          <table:table-cell table:style-name="ce42" office:value-type="float" office:value="149454" calcext:value-type="float">
            <text:p><text:s/>149,4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3047.2" calcext:value-type="float">
            <text:p><text:s/>3,0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8341.6" calcext:value-type="float">
            <text:p><text:s/>18,342 <text:s/></text:p>
          </table:table-cell>
          <table:table-cell table:style-name="ce42" office:value-type="float" office:value="8038.4" calcext:value-type="float">
            <text:p><text:s/>8,038 <text:s/></text:p>
          </table:table-cell>
          <table:table-cell table:style-name="ce42" office:value-type="float" office:value="10303.2" calcext:value-type="float">
            <text:p><text:s/>10,3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571.2" calcext:value-type="float">
            <text:p><text:s/>1,57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72982.9" calcext:value-type="float">
            <text:p><text:s/>172,983 <text:s/></text:p>
          </table:table-cell>
          <table:table-cell table:style-name="ce42" office:value-type="float" office:value="70781.6" calcext:value-type="float">
            <text:p><text:s/>70,782 <text:s/></text:p>
          </table:table-cell>
          <table:table-cell table:style-name="ce42" office:value-type="float" office:value="102201.3" calcext:value-type="float">
            <text:p><text:s/>102,2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27441.2" calcext:value-type="float">
            <text:p><text:s/>27,441 <text:s/></text:p>
          </table:table-cell>
          <table:table-cell table:style-name="ce42" office:value-type="float" office:value="8638.4" calcext:value-type="float">
            <text:p><text:s/>8,638 <text:s/></text:p>
          </table:table-cell>
          <table:table-cell table:style-name="ce42" office:value-type="float" office:value="18802.8" calcext:value-type="float">
            <text:p><text:s/>18,8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1314.4" calcext:value-type="float">
            <text:p><text:s/>1,3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041.643539098" calcext:value-type="float">
            <text:p><text:s/>132,042 <text:s/></text:p>
          </table:table-cell>
          <table:table-cell table:style-name="ce42" office:value-type="float" office:value="2890.1401182" calcext:value-type="float">
            <text:p><text:s/>2,89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90.1401182" calcext:value-type="float">
            <text:p><text:s/>2,890 <text:s/></text:p>
          </table:table-cell>
          <table:table-cell table:style-name="ce42" office:value-type="float" office:value="129151.503420898" calcext:value-type="float">
            <text:p><text:s/>129,1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79647.2408" calcext:value-type="float">
            <text:p><text:s/>179,647 <text:s/></text:p>
          </table:table-cell>
          <table:table-cell table:style-name="ce42" office:value-type="float" office:value="145627.2408" calcext:value-type="float">
            <text:p><text:s/>145,627 <text:s/></text:p>
          </table:table-cell>
          <table:table-cell table:style-name="ce42" office:value-type="float" office:value="34020" calcext:value-type="float">
            <text:p><text:s/>34,0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46942.7408" calcext:value-type="float">
            <text:p><text:s/>146,943 <text:s/></text:p>
          </table:table-cell>
          <table:table-cell table:style-name="ce42" office:value-type="float" office:value="124576.8408" calcext:value-type="float">
            <text:p><text:s/>124,577 <text:s/></text:p>
          </table:table-cell>
          <table:table-cell table:style-name="ce42" office:value-type="float" office:value="22365.9" calcext:value-type="float">
            <text:p><text:s/>22,3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0378.4" calcext:value-type="float">
            <text:p><text:s/>30,378 <text:s/></text:p>
          </table:table-cell>
          <table:table-cell table:style-name="ce42" office:value-type="float" office:value="18973.6" calcext:value-type="float">
            <text:p><text:s/>18,974 <text:s/></text:p>
          </table:table-cell>
          <table:table-cell table:style-name="ce42" office:value-type="float" office:value="11404.8" calcext:value-type="float">
            <text:p><text:s/>11,4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326.1" calcext:value-type="float">
            <text:p><text:s/>2,326 <text:s/></text:p>
          </table:table-cell>
          <table:table-cell table:style-name="ce43" office:value-type="float" office:value="2076.8" calcext:value-type="float">
            <text:p><text:s/>2,077 <text:s/></text:p>
          </table:table-cell>
          <table:table-cell table:style-name="ce43" office:value-type="float" office:value="249.3" calcext:value-type="float">
            <text:p><text:s/>24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27887.5" calcext:value-type="float">
            <text:p><text:s/>627,888 <text:s/></text:p>
          </table:table-cell>
          <table:table-cell table:style-name="ce44" office:value-type="float" office:value="593029.6" calcext:value-type="float">
            <text:p><text:s/>593,030 <text:s/></text:p>
          </table:table-cell>
          <table:table-cell table:style-name="ce44" office:value-type="float" office:value="34857.9" calcext:value-type="float">
            <text:p><text:s/>34,85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32420.8" calcext:value-type="float">
            <text:p><text:s/>32,4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32420.8" calcext:value-type="float">
            <text:p><text:s/>32,4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7658178.49816" calcext:value-type="float">
            <text:p><text:s/>17,658,178 <text:s/></text:p>
          </table:table-cell>
          <table:table-cell table:style-name="ce42" office:value-type="float" office:value="876335.099932989" calcext:value-type="float">
            <text:p><text:s/>876,335 <text:s/></text:p>
          </table:table-cell>
          <table:table-cell table:style-name="ce42" office:value-type="float" office:value="16781843.398227" calcext:value-type="float">
            <text:p><text:s/>16,781,843 <text:s/></text:p>
          </table:table-cell>
          <table:table-cell table:style-name="ce42" office:value-type="float" office:value="1792723.943708" calcext:value-type="float">
            <text:p><text:s/>1,792,724 <text:s/></text:p>
          </table:table-cell>
          <table:table-cell table:style-name="ce42" office:value-type="float" office:value="302016.780675" calcext:value-type="float">
            <text:p><text:s/>302,017 <text:s/></text:p>
          </table:table-cell>
          <table:table-cell table:style-name="ce42" office:value-type="float" office:value="255340.780675" calcext:value-type="float">
            <text:p><text:s/>255,3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676" calcext:value-type="float">
            <text:p><text:s/>46,676 <text:s/></text:p>
          </table:table-cell>
          <table:table-cell table:style-name="ce42" office:value-type="float" office:value="1490707.163033" calcext:value-type="float">
            <text:p><text:s/>1,490,7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6580342.67" calcext:value-type="float">
            <text:p><text:s/>16,580,343 <text:s/></text:p>
          </table:table-cell>
          <table:table-cell table:style-name="ce42" office:value-type="float" office:value="265373.099932989" calcext:value-type="float">
            <text:p><text:s/>265,373 <text:s/></text:p>
          </table:table-cell>
          <table:table-cell table:style-name="ce42" office:value-type="float" office:value="16314969.570067" calcext:value-type="float">
            <text:p><text:s/>16,314,9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582381" calcext:value-type="float">
            <text:p><text:s/>582,3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95454.82816" calcext:value-type="float">
            <text:p><text:s/>495,455 <text:s/></text:p>
          </table:table-cell>
          <table:table-cell table:style-name="ce42" office:value-type="float" office:value="28581" calcext:value-type="float">
            <text:p><text:s/>28,581 <text:s/></text:p>
          </table:table-cell>
          <table:table-cell table:style-name="ce42" office:value-type="float" office:value="466873.82816" calcext:value-type="float">
            <text:p><text:s/>466,874 <text:s/></text:p>
          </table:table-cell>
          <table:table-cell table:style-name="ce42" office:value-type="float" office:value="1792723.943708" calcext:value-type="float">
            <text:p><text:s/>1,792,724 <text:s/></text:p>
          </table:table-cell>
          <table:table-cell table:style-name="ce42" office:value-type="float" office:value="302016.780675" calcext:value-type="float">
            <text:p><text:s/>302,017 <text:s/></text:p>
          </table:table-cell>
          <table:table-cell table:style-name="ce42" office:value-type="float" office:value="255340.780675" calcext:value-type="float">
            <text:p><text:s/>255,3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676" calcext:value-type="float">
            <text:p><text:s/>46,676 <text:s/></text:p>
          </table:table-cell>
          <table:table-cell table:style-name="ce42" office:value-type="float" office:value="1490707.163033" calcext:value-type="float">
            <text:p><text:s/>1,490,7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92158.310272" calcext:value-type="float">
            <text:p><text:s/>392,15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0.32" calcext:value-type="float">
            <text:p><text:s/>10 <text:s/></text:p>
          </table:table-cell>
          <table:table-cell table:style-name="ce41" office:value-type="float" office:value="118.92596" calcext:value-type="float">
            <text:p><text:s/>119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033827.209512" calcext:value-type="float">
            <text:p><text:s/>10,033,8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033827.209512" calcext:value-type="float">
            <text:p><text:s/>10,033,827 <text:s/></text:p>
          </table:table-cell>
          <table:table-cell table:style-name="ce43" office:value-type="float" office:value="392158.310272" calcext:value-type="float">
            <text:p><text:s/>392,15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.32" calcext:value-type="float">
            <text:p><text:s/>10 <text:s/></text:p>
          </table:table-cell>
          <table:table-cell table:style-name="ce43" office:value-type="float" office:value="118.92596" calcext:value-type="float">
            <text:p><text:s/>11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6943.363273758" calcext:value-type="float">
            <text:p><text:s/>6,94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033827.209512" calcext:value-type="float">
            <text:p><text:s/>10,033,827 <text:s/></text:p>
          </table:table-cell>
          <table:table-cell table:style-name="ce42" office:value-type="float" office:value="762831.906872" calcext:value-type="float">
            <text:p><text:s/>762,8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.32" calcext:value-type="float">
            <text:p><text:s/>10 <text:s/></text:p>
          </table:table-cell>
          <table:table-cell table:style-name="ce42" office:value-type="float" office:value="118.92596" calcext:value-type="float">
            <text:p><text:s/>1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033827.209512" calcext:value-type="float">
            <text:p><text:s/>10,033,827 <text:s/></text:p>
          </table:table-cell>
          <table:table-cell table:style-name="ce42" office:value-type="float" office:value="762831.906872" calcext:value-type="float">
            <text:p><text:s/>762,8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.32" calcext:value-type="float">
            <text:p><text:s/>10 <text:s/></text:p>
          </table:table-cell>
          <table:table-cell table:style-name="ce42" office:value-type="float" office:value="118.92596" calcext:value-type="float">
            <text:p><text:s/>1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0673.5966" calcext:value-type="float">
            <text:p><text:s/>370,6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896307.638828" calcext:value-type="float">
            <text:p><text:s/>15,896,30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0673.5966" calcext:value-type="float">
            <text:p><text:s/>370,6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896307.638828" calcext:value-type="float">
            <text:p><text:s/>15,896,308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16959.47585" calcext:value-type="float">
            <text:p><text:s/>1,416,95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1.59735" calcext:value-type="float">
            <text:p><text:s/>31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85.365248" calcext:value-type="float">
            <text:p><text:s/>2,78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4131.766652" calcext:value-type="float">
            <text:p><text:s/>274,13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50040.89903" calcext:value-type="float">
            <text:p><text:s/>650,04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9686.462" calcext:value-type="float">
            <text:p><text:s/>399,68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607.228808" calcext:value-type="float">
            <text:p><text:s/>47,607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2396.156762" calcext:value-type="float">
            <text:p><text:s/>42,396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10074.144836242" calcext:value-type="float">
            <text:p><text:s/>710,074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3762330.654868" calcext:value-type="float">
            <text:p><text:s/>13,762,331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3762330.654868" calcext:value-type="float">
            <text:p><text:s/>13,762,33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556517.3574" calcext:value-type="float">
            <text:p><text:s/>7,556,51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327.347094" calcext:value-type="float">
            <text:p><text:s/>24,32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5484.726736" calcext:value-type="float">
            <text:p><text:s/>275,48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8611.337888" calcext:value-type="float">
            <text:p><text:s/>778,61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776.725996" calcext:value-type="float">
            <text:p><text:s/>27,77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461.669592" calcext:value-type="float">
            <text:p><text:s/>46,46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8521.527704" calcext:value-type="float">
            <text:p><text:s/>328,52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663.11356" calcext:value-type="float">
            <text:p><text:s/>34,66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03904.223402" calcext:value-type="float">
            <text:p><text:s/>1,703,90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65645.78714" calcext:value-type="float">
            <text:p><text:s/>765,64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3009.912472" calcext:value-type="float">
            <text:p>( 13,010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620977.71245" calcext:value-type="float">
            <text:p>( 620,978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57745.684782" calcext:value-type="float">
            <text:p><text:s/>657,74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2383.909148" calcext:value-type="float">
            <text:p><text:s/>252,384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8128.842332" calcext:value-type="float">
            <text:p><text:s/>28,12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6084.348286" calcext:value-type="float">
            <text:p><text:s/>216,08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724.369628" calcext:value-type="float">
            <text:p><text:s/>71,724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19270.928932" calcext:value-type="float">
            <text:p><text:s/>319,27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9465.572382" calcext:value-type="float">
            <text:p><text:s/>359,46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9040.069928" calcext:value-type="float">
            <text:p><text:s/>189,04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0425.502454" calcext:value-type="float">
            <text:p><text:s/>170,42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7952.312302" calcext:value-type="float">
            <text:p>( 37,952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60381.311392" calcext:value-type="float">
            <text:p>( 60,38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96633.55843" calcext:value-type="float">
            <text:p><text:s/>1,096,6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08997.123598" calcext:value-type="float">
            <text:p><text:s/>1,008,99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636.434832" calcext:value-type="float">
            <text:p><text:s/>87,6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7926.395276" calcext:value-type="float">
            <text:p>( 47,926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5805.18953" calcext:value-type="float">
            <text:p><text:s/>385,805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14723.749396" calcext:value-type="float">
            <text:p><text:s/>114,7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16130.27741" calcext:value-type="float">
            <text:p><text:s/>1,316,13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780966.229534" calcext:value-type="float">
            <text:p>( 780,966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9094.199624" calcext:value-type="float">
            <text:p><text:s/>149,09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964.164278" calcext:value-type="float">
            <text:p><text:s/>23,96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115.131498" calcext:value-type="float">
            <text:p><text:s/>58,11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3635.492034" calcext:value-type="float">
            <text:p><text:s/>183,63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119.704" calcext:value-type="float">
            <text:p><text:s/>42,120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158.994298" calcext:value-type="float">
            <text:p><text:s/>39,1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158.994298" calcext:value-type="float">
            <text:p><text:s/>39,1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4539.086572" calcext:value-type="float">
            <text:p><text:s/>194,5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5366.125" calcext:value-type="float">
            <text:p><text:s/>105,366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9172.961572" calcext:value-type="float">
            <text:p><text:s/>89,17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01393.102542" calcext:value-type="float">
            <text:p><text:s/>3,001,39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4325.092524" calcext:value-type="float">
            <text:p><text:s/>414,32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4325.25379" calcext:value-type="float">
            <text:p><text:s/>164,32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916.723058" calcext:value-type="float">
            <text:p><text:s/>62,91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613.684834" calcext:value-type="float">
            <text:p><text:s/>50,61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134.902974" calcext:value-type="float">
            <text:p><text:s/>96,13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584.721656" calcext:value-type="float">
            <text:p><text:s/>87,58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938.337396" calcext:value-type="float">
            <text:p><text:s/>41,93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1307.774792" calcext:value-type="float">
            <text:p><text:s/>501,3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6915.11493" calcext:value-type="float">
            <text:p><text:s/>356,915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225331.496588" calcext:value-type="float">
            <text:p><text:s/>1,225,331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970722.114056" calcext:value-type="float">
            <text:p><text:s/>2,970,72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8502790.52" calcext:value-type="float">
            <text:p><text:s/>38,502,791 <text:s/></text:p>
          </table:table-cell>
          <table:table-cell table:style-name="ce42" office:value-type="float" office:value="8870138.452" calcext:value-type="float">
            <text:p><text:s/>8,870,1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" calcext:value-type="float">
            <text:p><text:s/>120 <text:s/></text:p>
          </table:table-cell>
          <table:table-cell table:style-name="ce42" office:value-type="float" office:value="1382.86" calcext:value-type="float">
            <text:p><text:s/>1,38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8502790.52" calcext:value-type="float">
            <text:p><text:s/>38,502,791 <text:s/></text:p>
          </table:table-cell>
          <table:table-cell table:style-name="ce42" office:value-type="float" office:value="8870138.452" calcext:value-type="float">
            <text:p><text:s/>8,870,1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" calcext:value-type="float">
            <text:p><text:s/>120 <text:s/></text:p>
          </table:table-cell>
          <table:table-cell table:style-name="ce42" office:value-type="float" office:value="1382.86" calcext:value-type="float">
            <text:p><text:s/>1,38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69553.8" calcext:value-type="float">
            <text:p><text:s/>69,554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990708.568987" calcext:value-type="float">
            <text:p><text:s/>1,990,709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704565.4011268" calcext:value-type="float">
            <text:p><text:s/>89,704,565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79744.93135436" calcext:value-type="float">
            <text:p><text:s/>2,379,745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95569.12" calcext:value-type="float">
            <text:p><text:s/>3,595,569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01784.8" calcext:value-type="float">
            <text:p><text:s/>1,701,785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0495.83606072" calcext:value-type="float">
            <text:p><text:s/>1,550,496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69553.8" calcext:value-type="float">
            <text:p><text:s/>69,55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2467679.2826987" calcext:value-type="float">
            <text:p><text:s/>82,467,679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35919.046122" calcext:value-type="float">
            <text:p><text:s/>8,735,919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84799.605593758" calcext:value-type="float">
            <text:p><text:s/>784,800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412094.5272714" calcext:value-type="float">
            <text:p><text:s/>85,412,095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70916.146" calcext:value-type="float">
            <text:p><text:s/>4,070,916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68986.63767" calcext:value-type="float">
            <text:p><text:s/>3,268,987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093148" calcext:value-type="float">
            <text:p><text:s/>38,093,148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664012.4051358" calcext:value-type="float">
            <text:p><text:s/>33,664,012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.24596" calcext:value-type="float">
            <text:p><text:s/>129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0476.3784" calcext:value-type="float">
            <text:p><text:s/>230,476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084425.71410564" calcext:value-type="float">
            <text:p><text:s/>6,084,426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04.0536" calcext:value-type="float">
            <text:p><text:s/>2,404 <text:s/></text:p>
          </table:table-cell>
          <table:table-cell table:style-name="ce42" office:value-type="float" office:value="68256322.431613" calcext:value-type="float">
            <text:p><text:s/>68,256,322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04.0536" calcext:value-type="float">
            <text:p><text:s/>2,404 <text:s/></text:p>
          </table:table-cell>
          <table:table-cell table:style-name="ce42" office:value-type="float" office:value="60874384.9866338" calcext:value-type="float">
            <text:p><text:s/>60,874,385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381937.4449792" calcext:value-type="float">
            <text:p><text:s/>7,381,937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79.6692" calcext:value-type="float">
            <text:p><text:s/>1,380 <text:s/></text:p>
          </table:table-cell>
          <table:table-cell table:style-name="ce42" office:value-type="float" office:value="4992173.53300822" calcext:value-type="float">
            <text:p><text:s/>4,992,174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5.51735" calcext:value-type="float">
            <text:p><text:s/>1,076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1935.3357" calcext:value-type="float">
            <text:p><text:s/>421,935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5603.0987" calcext:value-type="float">
            <text:p><text:s/>435,603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65.499507" calcext:value-type="float">
            <text:p><text:s/>7,165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16419.94741022" calcext:value-type="float">
            <text:p><text:s/>2,916,420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7097.49423" calcext:value-type="float">
            <text:p><text:s/>717,097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9686.462" calcext:value-type="float">
            <text:p><text:s/>399,686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79.6692" calcext:value-type="float">
            <text:p><text:s/>1,380 <text:s/></text:p>
          </table:table-cell>
          <table:table-cell table:style-name="ce42" office:value-type="float" office:value="48986.898008" calcext:value-type="float">
            <text:p><text:s/>48,987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4203.280103" calcext:value-type="float">
            <text:p><text:s/>44,203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717836.399616242" calcext:value-type="float">
            <text:p><text:s/>717,836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9553.8" calcext:value-type="float">
            <text:p><text:s/>69,554 <text:s/></text:p>
          </table:table-cell>
          <table:table-cell table:style-name="ce44" office:value-type="float" office:value="1024.3844" calcext:value-type="float">
            <text:p><text:s/>1,024 <text:s/></text:p>
          </table:table-cell>
          <table:table-cell table:style-name="ce44" office:value-type="float" office:value="50081178.6027" calcext:value-type="float">
            <text:p><text:s/>50,081,179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9553.8" calcext:value-type="float">
            <text:p><text:s/>69,554 <text:s/></text:p>
          </table:table-cell>
          <table:table-cell table:style-name="ce44" office:value-type="float" office:value="1024.3844" calcext:value-type="float">
            <text:p><text:s/>1,024 <text:s/></text:p>
          </table:table-cell>
          <table:table-cell table:style-name="ce44" office:value-type="float" office:value="41481149.2541926" calcext:value-type="float">
            <text:p><text:s/>41,481,149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4.3844" calcext:value-type="float">
            <text:p><text:s/>1,024 <text:s/></text:p>
          </table:table-cell>
          <table:table-cell table:style-name="ce42" office:value-type="float" office:value="20090729.2816591" calcext:value-type="float">
            <text:p><text:s/>20,090,729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256.507094" calcext:value-type="float">
            <text:p><text:s/>67,257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2.922933333333" calcext:value-type="float">
            <text:p><text:s/>683 <text:s/></text:p>
          </table:table-cell>
          <table:table-cell table:style-name="ce42" office:value-type="float" office:value="737792.578655986" calcext:value-type="float">
            <text:p><text:s/>737,793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1.461466666667" calcext:value-type="float">
            <text:p><text:s/>341 <text:s/></text:p>
          </table:table-cell>
          <table:table-cell table:style-name="ce42" office:value-type="float" office:value="2261526.34314875" calcext:value-type="float">
            <text:p><text:s/>2,261,526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619.875867" calcext:value-type="float">
            <text:p><text:s/>73,620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270.158007" calcext:value-type="float">
            <text:p><text:s/>55,270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4863.70134782" calcext:value-type="float">
            <text:p><text:s/>1,204,864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013.332241" calcext:value-type="float">
            <text:p><text:s/>40,013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08825.71257138" calcext:value-type="float">
            <text:p><text:s/>5,308,826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17207.37207103" calcext:value-type="float">
            <text:p><text:s/>3,517,207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59620.21328943" calcext:value-type="float">
            <text:p>( 1,159,620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25928.99656361" calcext:value-type="float">
            <text:p>( 2,225,929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6718.13570019" calcext:value-type="float">
            <text:p><text:s/>1,106,718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6012.602468155" calcext:value-type="float">
            <text:p><text:s/>656,013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8887.602332" calcext:value-type="float">
            <text:p><text:s/>28,888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4611.543592" calcext:value-type="float">
            <text:p><text:s/>414,612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895.686312" calcext:value-type="float">
            <text:p><text:s/>124,896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641341.364646" calcext:value-type="float">
            <text:p><text:s/>641,341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05048.85363" calcext:value-type="float">
            <text:p><text:s/>2,505,049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8926.439545" calcext:value-type="float">
            <text:p><text:s/>1,698,926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6122.414085" calcext:value-type="float">
            <text:p><text:s/>806,122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3601.938237" calcext:value-type="float">
            <text:p>( 133,602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32416.589312" calcext:value-type="float">
            <text:p>( 132,417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21118.315288" calcext:value-type="float">
            <text:p><text:s/>3,321,118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22939.7465" calcext:value-type="float">
            <text:p><text:s/>3,122,940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8178.568788" calcext:value-type="float">
            <text:p><text:s/>198,179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7538.312296" calcext:value-type="float">
            <text:p>( 57,538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2756.391376" calcext:value-type="float">
            <text:p><text:s/>522,756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47185.309803" calcext:value-type="float">
            <text:p><text:s/>147,185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41882.4500751" calcext:value-type="float">
            <text:p><text:s/>1,641,882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780966.229534" calcext:value-type="float">
            <text:p>( 780,966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4024.418026" calcext:value-type="float">
            <text:p><text:s/>234,024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64.164278" calcext:value-type="float">
            <text:p><text:s/>23,964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1018.66349" calcext:value-type="float">
            <text:p><text:s/>241,019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6638.455573106" calcext:value-type="float">
            <text:p><text:s/>316,638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7075.456637" calcext:value-type="float">
            <text:p><text:s/>207,075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21843.5598815" calcext:value-type="float">
            <text:p><text:s/>11,221,844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1679.1" calcext:value-type="float">
            <text:p><text:s/>301,679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55643.7455835" calcext:value-type="float">
            <text:p><text:s/>10,455,644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737.274298" calcext:value-type="float">
            <text:p><text:s/>78,737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5783.44" calcext:value-type="float">
            <text:p><text:s/>385,783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4413.171376" calcext:value-type="float">
            <text:p><text:s/>954,413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193.569804" calcext:value-type="float">
            <text:p><text:s/>108,194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46219.601572" calcext:value-type="float">
            <text:p><text:s/>846,220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086.614" calcext:value-type="float">
            <text:p><text:s/>2,0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79542.282141" calcext:value-type="float">
            <text:p><text:s/>4,079,542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4325.092524" calcext:value-type="float">
            <text:p><text:s/>414,325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7242.03365" calcext:value-type="float">
            <text:p><text:s/>607,242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106.543058" calcext:value-type="float">
            <text:p><text:s/>69,107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783.69732" calcext:value-type="float">
            <text:p><text:s/>57,784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855.502974" calcext:value-type="float">
            <text:p><text:s/>99,856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055.301656" calcext:value-type="float">
            <text:p><text:s/>94,055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938.337396" calcext:value-type="float">
            <text:p><text:s/>41,938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1307.774792" calcext:value-type="float">
            <text:p><text:s/>501,308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086.614" calcext:value-type="float">
            <text:p><text:s/>2,0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01838.627547" calcext:value-type="float">
            <text:p><text:s/>801,839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392089.371224" calcext:value-type="float">
            <text:p><text:s/>1,392,089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7467.186" calcext:value-type="float">
            <text:p><text:s/>67,46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134620.959135" calcext:value-type="float">
            <text:p><text:s/>5,134,621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00029.34850739" calcext:value-type="float">
            <text:p><text:s/>8,600,029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00029.34850739" calcext:value-type="float">
            <text:p><text:s/>8,600,029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932182.502" calcext:value-type="float">
            <text:p>( 4,932,183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4840803.151968" calcext:value-type="float">
            <text:p><text:s/>184,840,803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4630505.292" calcext:value-type="float">
            <text:p><text:s/>154,630,505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02.86" calcext:value-type="float">
            <text:p><text:s/>1,503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7062.999999" calcext:value-type="float">
            <text:p><text:s/>1,067,063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141731.999969" calcext:value-type="float">
            <text:p><text:s/>29,141,732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86" calcext:value-type="float">
            <text:p><text:s/>13,586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3586" calcext:value-type="float">
            <text:p><text:s/>13,586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